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1_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P2" style:family="paragraph" style:parent-style-name="Standard">
      <style:paragraph-properties fo:break-before="auto" fo:line-height="115%" style:writing-mode="lr-tb"/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_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_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_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_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_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_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_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_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_1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_1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_1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_1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_1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_1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_1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_1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_1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_1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_2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_2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_2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_2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_2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_2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_2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_2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_2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_2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_3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_3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_3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_3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_3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_3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_3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_3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_3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4_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4_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4_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4_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4_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4_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4_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4_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4_1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4_1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4_1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4_1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4_1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4_1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4_1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4_1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4_1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4_1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4_2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4_2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4_2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4_2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4_2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4_2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4_2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4_2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4_2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4_2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4_3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4_3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4_3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4_3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4_3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_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_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_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_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_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_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_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_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_1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P6" style:family="paragraph" style:parent-style-name="Standard">
      <style:paragraph-properties fo:break-before="auto" fo:line-height="115%" style:writing-mode="lr-tb"/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P8" style:family="paragraph" style:parent-style-name="Standard">
      <style:paragraph-properties fo:break-before="auto" fo:line-height="115%" style:writing-mode="lr-tb"/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_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_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_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_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_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_7" style:family="text"/>
    <style:style style:name="T9_8" style:family="text">
      <style:text-properties fo:background-color="#ffffff" fo:color="#297db5" style:font-name="Verdana" fo:font-size="10pt" style:font-name-asian="Verdana" style:font-size-asian="10pt" style:font-name-complex="Verdana" style:font-size-complex="10pt"/>
    </style:style>
    <style:style style:name="T9_9" style:family="text"/>
    <style:style style:name="T9_10" style:family="text">
      <style:text-properties fo:background-color="#ffffff" fo:color="#297db5" style:font-name="Verdana" fo:font-size="10pt" style:font-name-asian="Verdana" style:font-size-asian="10pt" style:font-name-complex="Verdana" style:font-size-complex="10pt"/>
    </style:style>
    <style:style style:name="T9_11" style:family="text"/>
    <style:style style:name="T9_12" style:family="text">
      <style:text-properties fo:background-color="#ffffff" fo:color="#297db5" style:font-name="Verdana" fo:font-size="10pt" style:font-name-asian="Verdana" style:font-size-asian="10pt" style:font-name-complex="Verdana" style:font-size-complex="10pt"/>
    </style:style>
    <style:style style:name="T9_13" style:family="text"/>
    <style:style style:name="T9_14" style:family="text">
      <style:text-properties fo:background-color="#ffffff" fo:color="#297db5" style:font-name="Verdana" fo:font-size="10pt" style:font-name-asian="Verdana" style:font-size-asian="10pt" style:font-name-complex="Verdana" style:font-size-complex="10pt"/>
    </style:style>
    <style:style style:name="T9_15" style:family="text"/>
    <style:style style:name="T9_16" style:family="text">
      <style:text-properties fo:background-color="#ffffff" fo:color="#297db5" style:font-name="Verdana" fo:font-size="10pt" style:font-name-asian="Verdana" style:font-size-asian="10pt" style:font-name-complex="Verdana" style:font-size-complex="10pt"/>
    </style:style>
    <style:style style:name="T9_17" style:family="text"/>
    <style:style style:name="T9_18" style:family="text">
      <style:text-properties fo:background-color="#ffffff" fo:color="#297db5" style:font-name="Verdana" fo:font-size="10pt" style:font-name-asian="Verdana" style:font-size-asian="10pt" style:font-name-complex="Verdana" style:font-size-complex="10pt"/>
    </style:style>
    <style:style style:name="T9_19" style:family="text"/>
    <style:style style:name="T9_20" style:family="text">
      <style:text-properties fo:background-color="#ffffff" fo:color="#297db5" style:font-name="Verdana" fo:font-size="10pt" style:font-name-asian="Verdana" style:font-size-asian="10pt" style:font-name-complex="Verdana" style:font-size-complex="10pt"/>
    </style:style>
    <style:style style:name="T9_21" style:family="text"/>
    <style:style style:name="T9_22" style:family="text">
      <style:text-properties fo:background-color="#ffffff" fo:color="#297db5" style:font-name="Verdana" fo:font-size="10pt" style:font-name-asian="Verdana" style:font-size-asian="10pt" style:font-name-complex="Verdana" style:font-size-complex="10pt"/>
    </style:style>
    <style:style style:name="T9_23" style:family="text"/>
    <style:style style:name="T9_24" style:family="text">
      <style:text-properties fo:background-color="#ffffff" fo:color="#297db5" style:font-name="Verdana" fo:font-size="10pt" style:font-name-asian="Verdana" style:font-size-asian="10pt" style:font-name-complex="Verdana" style:font-size-complex="10pt"/>
    </style:style>
    <style:style style:name="T9_25" style:family="text"/>
    <style:style style:name="T9_26" style:family="text">
      <style:text-properties fo:background-color="#ffffff" fo:color="#297db5" style:font-name="Verdana" fo:font-size="10pt" style:font-name-asian="Verdana" style:font-size-asian="10pt" style:font-name-complex="Verdana" style:font-size-complex="10pt"/>
    </style:style>
    <style:style style:name="T9_27" style:family="text"/>
    <style:style style:name="T9_28" style:family="text">
      <style:text-properties fo:background-color="#ffffff" fo:color="#297db5" style:font-name="Verdana" fo:font-size="10pt" style:font-name-asian="Verdana" style:font-size-asian="10pt" style:font-name-complex="Verdana" style:font-size-complex="10pt"/>
    </style:style>
    <style:style style:name="T9_2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_3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_3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P10" style:family="paragraph" style:parent-style-name="Standard">
      <style:paragraph-properties fo:break-before="auto" fo:line-height="115%" style:writing-mode="lr-tb"/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>
      <style:text-properties fo:background-color="#ffffff" fo:color="#4f4f4f" style:font-name="Verdana" fo:font-size="7pt" style:font-name-asian="Verdana" style:font-size-asian="7pt" style:font-name-complex="Verdana" style:font-size-complex="7pt"/>
    </style:style>
    <style:style style:name="T11_3" style:family="text"/>
    <style:style style:name="T11_4" style:family="text">
      <style:text-properties fo:background-color="#ffffff" fo:color="#4f4f4f" style:font-name="Verdana" fo:font-size="7pt" style:font-name-asian="Verdana" style:font-size-asian="7pt" style:font-name-complex="Verdana" style:font-size-complex="7pt"/>
    </style:style>
    <style:style style:name="T11_5" style:family="text"/>
    <style:style style:name="T11_6" style:family="text">
      <style:text-properties fo:background-color="#ffffff" fo:color="#4f4f4f" style:font-name="Verdana" fo:font-size="7pt" style:font-name-asian="Verdana" style:font-size-asian="7pt" style:font-name-complex="Verdana" style:font-size-complex="7pt"/>
    </style:style>
    <style:style style:name="T11_7" style:family="text"/>
    <style:style style:name="T11_8" style:family="text">
      <style:text-properties fo:background-color="#ffffff" fo:color="#4f4f4f" style:font-name="Verdana" fo:font-size="7pt" style:font-name-asian="Verdana" style:font-size-asian="7pt" style:font-name-complex="Verdana" style:font-size-complex="7pt"/>
    </style:style>
    <style:style style:name="T11_9" style:family="text"/>
    <style:style style:name="T11_10" style:family="text">
      <style:text-properties fo:background-color="#ffffff" fo:color="#4f4f4f" style:font-name="Verdana" fo:font-size="7pt" style:font-name-asian="Verdana" style:font-size-asian="7pt" style:font-name-complex="Verdana" style:font-size-complex="7pt"/>
    </style:style>
    <style:style style:name="T11_11" style:family="text"/>
    <style:style style:name="T11_12" style:family="text">
      <style:text-properties fo:background-color="#ffffff" fo:color="#4f4f4f" style:font-name="Verdana" fo:font-size="7pt" style:font-name-asian="Verdana" style:font-size-asian="7pt" style:font-name-complex="Verdana" style:font-size-complex="7pt"/>
    </style:style>
    <style:style style:name="T11_13" style:family="text"/>
    <style:style style:name="T11_14" style:family="text">
      <style:text-properties fo:background-color="#ffffff" fo:color="#4f4f4f" style:font-name="Verdana" fo:font-size="7pt" style:font-name-asian="Verdana" style:font-size-asian="7pt" style:font-name-complex="Verdana" style:font-size-complex="7pt"/>
    </style:style>
    <style:style style:name="P12" style:family="paragraph" style:parent-style-name="Standard">
      <style:paragraph-properties fo:break-before="auto" fo:line-height="115%" fo:margin-top="0.353cm" style:writing-mode="lr-tb"/>
    </style:style>
    <style:style style:name="T12_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2_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2_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2_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P13" style:family="paragraph" style:parent-style-name="Standard">
      <style:paragraph-properties fo:break-before="auto" fo:line-height="115%" fo:margin-top="0.353cm" style:writing-mode="lr-tb"/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P14" style:family="paragraph" style:parent-style-name="Standard">
      <style:paragraph-properties fo:break-before="auto" fo:line-height="115%" fo:margin-top="0.353cm" style:writing-mode="lr-tb"/>
    </style:style>
    <style:style style:name="T14_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4_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4_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4_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4_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4_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4_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4_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4_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4_1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4_1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4_1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4_1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4_1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4_1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4_1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4_1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4_1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4_1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4_2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4_2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4_2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4_2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4_2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4_2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4_2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4_2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4_2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4_2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4_3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4_3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4_3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4_3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4_3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4_3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4_3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4_3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4_3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4_3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4_4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P15" style:family="paragraph" style:parent-style-name="Standard">
      <style:paragraph-properties fo:break-before="auto" fo:line-height="115%" fo:margin-top="0.353cm" style:writing-mode="lr-tb"/>
    </style:style>
    <style:style style:name="T15_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5_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5_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5_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5_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5_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5_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5_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5_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5_1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5_1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5_1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5_1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5_1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5_1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5_1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5_1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5_1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5_1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5_2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5_2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5_2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5_2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5_2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5_2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5_2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5_2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5_2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5_2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5_3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5_3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5_3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P16" style:family="paragraph" style:parent-style-name="Standard">
      <style:paragraph-properties fo:break-before="auto" fo:line-height="115%" fo:margin-top="0.353cm" style:writing-mode="lr-tb"/>
    </style:style>
    <style:style style:name="T16_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6_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6_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6_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6_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6_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6_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6_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6_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6_1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6_1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6_1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6_1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6_1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6_1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6_1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6_1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6_1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P17" style:family="paragraph" style:parent-style-name="Standard">
      <style:paragraph-properties fo:break-before="auto" fo:line-height="115%" fo:margin-top="0.353cm" style:writing-mode="lr-tb"/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P18" style:family="paragraph" style:parent-style-name="Standard">
      <style:paragraph-properties fo:break-before="auto" fo:line-height="115%" fo:margin-top="0.353cm" style:writing-mode="lr-tb"/>
    </style:style>
    <style:style style:name="T18_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8_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8_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8_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8_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8_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8_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8_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8_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18_1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P19" style:family="paragraph" style:parent-style-name="Standard">
      <style:paragraph-properties fo:break-before="auto" fo:line-height="115%" fo:margin-top="0.353cm" style:writing-mode="lr-tb"/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P20" style:family="paragraph" style:parent-style-name="Standard">
      <style:paragraph-properties fo:break-before="auto" fo:line-height="115%" fo:margin-top="0.353cm" fo:margin-bottom="0.353cm" style:writing-mode="lr-tb"/>
    </style:style>
    <style:style style:name="T20_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20_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20_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20_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5_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5_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5_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P26" style:family="paragraph" style:parent-style-name="Standard">
      <style:paragraph-properties fo:break-before="auto" fo:line-height="115%" style:writing-mode="lr-tb"/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7_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7_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7_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7_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7_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7_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7_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7_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7_1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7_1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7_1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7_1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7_1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7_1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7_1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7_1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7_1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7_1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7_2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7_2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7_2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7_2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7_2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7_2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7_2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7_2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7_2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7_2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7_3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7_3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7_3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7_3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7_3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7_3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7_3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7_3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7_3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8_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8_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8_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8_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8_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8_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8_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8_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8_1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8_1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8_1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8_1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8_1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8_1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8_1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8_1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8_1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8_1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8_2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8_2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8_2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8_2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8_2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8_2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8_2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8_2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8_2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8_2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8_3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9_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9_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9_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9_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9_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9_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9_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9_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29_1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P30" style:family="paragraph" style:parent-style-name="Standard">
      <style:paragraph-properties fo:break-before="auto" fo:line-height="115%" fo:margin-top="0.388cm" style:writing-mode="lr-tb"/>
    </style:style>
    <style:style style:name="T30_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0_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0_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0_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0_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0_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0_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0_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0_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0_1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0_1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0_1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0_1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0_1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0_1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0_1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0_1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0_1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0_1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0_2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0_2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0_2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0_2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0_2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P31" style:family="paragraph" style:parent-style-name="Standard">
      <style:paragraph-properties fo:break-before="auto" fo:line-height="115%" fo:margin-top="0.388cm" style:writing-mode="lr-tb"/>
    </style:style>
    <style:style style:name="T31_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1_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1_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1_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1_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1_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1_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1_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1_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1_1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1_1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1_1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1_1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1_1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1_1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1_1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1_1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1_1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1_1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1_2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1_2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1_2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1_2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1_2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P32" style:family="paragraph" style:parent-style-name="Standard">
      <style:paragraph-properties fo:break-before="auto" fo:line-height="115%" fo:margin-top="0.388cm" style:writing-mode="lr-tb"/>
    </style:style>
    <style:style style:name="T32_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2_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2_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2_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2_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2_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2_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2_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2_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2_1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2_1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2_1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2_1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2_1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2_1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2_1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2_1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2_1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2_1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2_2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2_2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2_2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2_2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P33" style:family="paragraph" style:parent-style-name="Standard">
      <style:paragraph-properties fo:break-before="auto" fo:line-height="115%" fo:margin-top="0.388cm" style:writing-mode="lr-tb"/>
    </style:style>
    <style:style style:name="T33_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3_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3_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3_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3_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3_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3_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3_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3_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3_1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3_1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3_1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3_1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3_1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3_1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3_1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3_1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3_1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3_1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3_2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3_2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P34" style:family="paragraph" style:parent-style-name="Standard">
      <style:paragraph-properties fo:break-before="auto" fo:line-height="115%" fo:margin-top="0.388cm" fo:margin-bottom="0.388cm" style:writing-mode="lr-tb"/>
    </style:style>
    <style:style style:name="T34_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4_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1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1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1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1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1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1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1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1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1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1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2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2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2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2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2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2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2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2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2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2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3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3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3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3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3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3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3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3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3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3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4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4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4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4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4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4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4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4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4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4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5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5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5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5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5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5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5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5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5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5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6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6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6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6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6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6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6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6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6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6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7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7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5_7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6_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6_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6_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6_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36_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P37" style:family="paragraph" style:parent-style-name="Standard">
      <style:paragraph-properties fo:break-before="auto" fo:line-height="115%" style:writing-mode="lr-tb"/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>
      <style:text-properties fo:background-color="#ffffff" fo:color="#4f4f4f" style:font-name="Verdana" fo:font-size="7pt" style:font-name-asian="Verdana" style:font-size-asian="7pt" style:font-name-complex="Verdana" style:font-size-complex="7pt"/>
    </style:style>
    <style:style style:name="T38_3" style:family="text"/>
    <style:style style:name="T38_4" style:family="text">
      <style:text-properties fo:background-color="#ffffff" fo:color="#4f4f4f" style:font-name="Verdana" fo:font-size="7pt" style:font-name-asian="Verdana" style:font-size-asian="7pt" style:font-name-complex="Verdana" style:font-size-complex="7pt"/>
    </style:style>
    <style:style style:name="T38_5" style:family="text"/>
    <style:style style:name="T38_6" style:family="text">
      <style:text-properties fo:background-color="#ffffff" fo:color="#4f4f4f" style:font-name="Verdana" fo:font-size="7pt" style:font-name-asian="Verdana" style:font-size-asian="7pt" style:font-name-complex="Verdana" style:font-size-complex="7pt"/>
    </style:style>
    <style:style style:name="T38_7" style:family="text"/>
    <style:style style:name="T38_8" style:family="text">
      <style:text-properties fo:background-color="#ffffff" fo:color="#4f4f4f" style:font-name="Verdana" fo:font-size="7pt" style:font-name-asian="Verdana" style:font-size-asian="7pt" style:font-name-complex="Verdana" style:font-size-complex="7pt"/>
    </style:style>
    <style:style style:name="T38_9" style:family="text"/>
    <style:style style:name="T38_10" style:family="text">
      <style:text-properties fo:background-color="#ffffff" fo:color="#4f4f4f" style:font-name="Verdana" fo:font-size="7pt" style:font-name-asian="Verdana" style:font-size-asian="7pt" style:font-name-complex="Verdana" style:font-size-complex="7pt"/>
    </style:style>
    <style:style style:name="T38_11" style:family="text"/>
    <style:style style:name="T38_12" style:family="text">
      <style:text-properties fo:background-color="#ffffff" fo:color="#4f4f4f" style:font-name="Verdana" fo:font-size="7pt" style:font-name-asian="Verdana" style:font-size-asian="7pt" style:font-name-complex="Verdana" style:font-size-complex="7pt"/>
    </style:style>
    <style:style style:name="T38_13" style:family="text"/>
    <style:style style:name="T38_14" style:family="text">
      <style:text-properties fo:background-color="#ffffff" fo:color="#4f4f4f" style:font-name="Verdana" fo:font-size="7pt" style:font-name-asian="Verdana" style:font-size-asian="7pt" style:font-name-complex="Verdana" style:font-size-complex="7pt"/>
    </style:style>
    <style:style style:name="P39" style:family="paragraph" style:parent-style-name="Standard">
      <style:paragraph-properties fo:break-before="auto" fo:line-height="115%" fo:margin-top="0.353cm" style:writing-mode="lr-tb"/>
    </style:style>
    <style:style style:name="T39_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9_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9_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9_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9_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9_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9_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9_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9_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9_1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9_1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9_1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9_1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9_1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9_1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9_1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9_1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39_1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P40" style:family="paragraph" style:parent-style-name="Standard">
      <style:paragraph-properties fo:break-before="auto" fo:line-height="115%" fo:margin-top="0.353cm" style:writing-mode="lr-tb"/>
    </style:style>
    <style:style style:name="T40_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0_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0_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0_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0_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0_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0_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0_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0_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0_1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0_1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0_1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0_1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0_1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0_1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0_1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0_1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0_1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0_1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0_2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0_2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0_2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0_2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P41" style:family="paragraph" style:parent-style-name="Standard">
      <style:paragraph-properties fo:break-before="auto" fo:line-height="115%" fo:margin-top="0.353cm" style:writing-mode="lr-tb"/>
    </style:style>
    <style:style style:name="T41_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1_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1_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1_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1_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1_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1_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1_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1_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1_1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1_1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1_1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1_1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1_1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1_1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1_1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1_1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1_1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1_1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P42" style:family="paragraph" style:parent-style-name="Standard">
      <style:paragraph-properties fo:break-before="auto" fo:line-height="115%" fo:margin-top="0.353cm" style:writing-mode="lr-tb"/>
    </style:style>
    <style:style style:name="T42_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2_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2_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2_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2_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2_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2_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2_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2_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2_1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2_1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2_1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2_1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2_1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2_1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2_1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2_1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2_1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2_1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2_2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2_2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P43" style:family="paragraph" style:parent-style-name="Standard">
      <style:paragraph-properties fo:break-before="auto" fo:line-height="115%" fo:margin-top="0.353cm" style:writing-mode="lr-tb"/>
    </style:style>
    <style:style style:name="T43_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3_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3_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3_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3_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3_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3_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3_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3_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3_1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3_1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3_1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3_1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3_1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3_1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3_1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3_1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3_1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3_1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3_2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3_2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3_2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3_2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3_2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3_2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P44" style:family="paragraph" style:parent-style-name="Standard">
      <style:paragraph-properties fo:break-before="auto" fo:line-height="115%" fo:margin-top="0.353cm" style:writing-mode="lr-tb"/>
    </style:style>
    <style:style style:name="T44_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4_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4_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4_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4_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4_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4_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4_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4_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4_1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4_1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4_1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4_1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4_1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4_1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4_1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4_1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4_1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4_1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4_2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4_2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4_2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4_2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P45" style:family="paragraph" style:parent-style-name="Standard">
      <style:paragraph-properties fo:break-before="auto" fo:line-height="115%" fo:margin-top="0.353cm" style:writing-mode="lr-tb"/>
    </style:style>
    <style:style style:name="T45_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5_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5_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5_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5_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5_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5_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5_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5_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5_1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5_1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5_1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5_1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5_1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5_1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5_1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5_1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5_1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5_1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5_2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5_2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5_2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5_2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5_2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5_2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5_2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P46" style:family="paragraph" style:parent-style-name="Standard">
      <style:paragraph-properties fo:break-before="auto" fo:line-height="115%" fo:margin-top="0.353cm" style:writing-mode="lr-tb"/>
    </style:style>
    <style:style style:name="T46_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6_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6_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6_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6_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6_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6_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6_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6_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6_1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6_1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6_1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6_1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6_1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6_1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6_1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6_1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6_1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6_1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6_2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6_2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6_2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6_2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P47" style:family="paragraph" style:parent-style-name="Standard">
      <style:paragraph-properties fo:break-before="auto" fo:line-height="115%" fo:margin-top="0.353cm" style:writing-mode="lr-tb"/>
    </style:style>
    <style:style style:name="T47_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7_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7_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7_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7_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7_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7_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7_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7_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7_1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7_1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7_1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7_1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7_1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7_1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7_1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7_1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7_1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7_1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7_2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7_2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7_2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7_2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7_2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7_2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7_2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7_2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7_2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7_2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P48" style:family="paragraph" style:parent-style-name="Standard">
      <style:paragraph-properties fo:break-before="auto" fo:line-height="115%" fo:margin-top="0.353cm" style:writing-mode="lr-tb"/>
    </style:style>
    <style:style style:name="T48_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8_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8_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8_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8_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8_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8_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8_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8_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8_1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8_1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8_1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8_1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8_1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8_1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8_1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8_1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8_1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8_1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P49" style:family="paragraph" style:parent-style-name="Standard">
      <style:paragraph-properties fo:break-before="auto" fo:line-height="115%" fo:margin-top="0.353cm" style:writing-mode="lr-tb"/>
    </style:style>
    <style:style style:name="T49_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9_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9_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9_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9_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9_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9_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9_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9_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9_1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9_1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9_1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9_1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9_1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9_1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9_1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9_1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9_1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9_1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9_2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9_2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9_2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49_2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P50" style:family="paragraph" style:parent-style-name="Standard">
      <style:paragraph-properties fo:break-before="auto" fo:line-height="115%" fo:margin-top="0.353cm" style:writing-mode="lr-tb"/>
    </style:style>
    <style:style style:name="T50_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0_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0_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0_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0_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0_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0_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0_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0_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0_1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0_1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0_1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0_1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0_1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0_1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0_1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0_1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0_1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0_1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0_2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0_2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0_2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0_2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0_2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0_2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0_2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0_2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0_2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0_2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P51" style:family="paragraph" style:parent-style-name="Standard">
      <style:paragraph-properties fo:break-before="auto" fo:line-height="115%" fo:margin-top="0.353cm" style:writing-mode="lr-tb"/>
    </style:style>
    <style:style style:name="T51_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1_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1_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1_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1_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1_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1_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1_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1_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1_1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1_1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1_1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1_1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1_1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1_1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1_1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1_1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1_1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1_1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P52" style:family="paragraph" style:parent-style-name="Standard">
      <style:paragraph-properties fo:break-before="auto" fo:line-height="115%" fo:margin-top="0.353cm" style:writing-mode="lr-tb"/>
    </style:style>
    <style:style style:name="T52_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2_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2_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2_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2_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2_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2_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2_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2_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2_1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2_1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2_1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2_1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2_1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2_1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2_1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2_1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2_1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2_1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2_2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2_2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2_2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2_2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2_2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2_2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P53" style:family="paragraph" style:parent-style-name="Standard">
      <style:paragraph-properties fo:break-before="auto" fo:line-height="115%" fo:margin-top="0.353cm" style:writing-mode="lr-tb"/>
    </style:style>
    <style:style style:name="T53_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3_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3_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3_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3_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3_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3_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3_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3_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3_1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3_1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3_1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3_1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3_1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3_1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3_1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3_1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3_1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3_1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3_2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3_2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3_2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3_2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3_2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3_2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P54" style:family="paragraph" style:parent-style-name="Standard">
      <style:paragraph-properties fo:break-before="auto" fo:line-height="115%" fo:margin-top="0.353cm" style:writing-mode="lr-tb"/>
    </style:style>
    <style:style style:name="T54_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4_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4_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4_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4_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4_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4_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4_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4_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4_1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4_1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4_1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4_1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4_1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4_1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4_1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4_1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4_1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4_1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4_2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4_2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4_2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4_2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P55" style:family="paragraph" style:parent-style-name="Standard">
      <style:paragraph-properties fo:break-before="auto" fo:line-height="115%" fo:margin-top="0.353cm" fo:margin-bottom="0.353cm" style:writing-mode="lr-tb"/>
    </style:style>
    <style:style style:name="T55_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5_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5_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5_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5_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5_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5_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5_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5_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5_1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5_1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5_1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5_1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5_1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5_1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5_1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5_1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5_1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5_1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5_2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5_2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55_2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1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1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1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1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1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1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1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1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1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1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2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2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2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2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2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2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2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2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2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2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3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3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3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3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3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3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3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3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3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3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4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4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4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4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4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4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4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4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4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4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5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5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5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5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5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5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5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5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5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5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6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6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6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6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6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6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6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6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6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6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7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7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6_7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7_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7_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7_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7_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7_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7_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7_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7_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7_1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7_1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7_1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7_1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7_1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7_1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7_1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7_1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7_1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7_1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7_2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7_2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7_2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7_2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7_2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7_2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7_2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7_2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7_2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7_2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7_3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8_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8_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8_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8_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8_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8_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8_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8_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8_1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8_1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8_1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8_1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8_1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8_1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8_1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8_1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8_1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8_1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8_2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8_2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8_2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8_2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8_2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8_2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8_2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8_2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8_2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8_2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8_3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8_3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8_3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9_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9_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9_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9_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9_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9_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9_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9_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9_1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9_1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9_1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9_1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9_1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9_1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9_1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9_1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9_1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9_1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9_2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9_2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9_2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9_2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9_2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9_2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9_2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9_2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9_2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9_2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9_3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9_3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59_3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0_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0_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0_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0_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0_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0_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0_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0_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0_1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0_1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0_1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0_1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0_1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0_1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0_1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0_1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0_1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0_1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0_2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0_2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0_2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0_2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0_2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0_2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0_2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0_2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0_2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0_2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0_3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0_3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0_3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0_3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0_3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0_3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0_3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1_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1_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1_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1_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1_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1_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1_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1_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1_1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1_1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1_1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1_1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1_1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1_1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1_1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1_1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1_1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1_1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1_2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1_2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1_2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1_2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1_2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1_2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1_2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1_2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1_2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1_2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1_3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2_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2_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2_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2_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2_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2_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2_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2_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2_1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2_1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62_1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P63" style:family="paragraph" style:parent-style-name="Standard">
      <style:paragraph-properties fo:break-before="auto" fo:line-height="115%" style:writing-mode="lr-tb"/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>
      <style:text-properties fo:background-color="#ffffff" fo:color="#4f4f4f" style:font-name="Verdana" fo:font-size="7pt" style:font-name-asian="Verdana" style:font-size-asian="7pt" style:font-name-complex="Verdana" style:font-size-complex="7pt"/>
    </style:style>
    <style:style style:name="T64_3" style:family="text"/>
    <style:style style:name="T64_4" style:family="text">
      <style:text-properties fo:background-color="#ffffff" fo:color="#4f4f4f" style:font-name="Verdana" fo:font-size="7pt" style:font-name-asian="Verdana" style:font-size-asian="7pt" style:font-name-complex="Verdana" style:font-size-complex="7pt"/>
    </style:style>
    <style:style style:name="T64_5" style:family="text"/>
    <style:style style:name="T64_6" style:family="text">
      <style:text-properties fo:background-color="#ffffff" fo:color="#4f4f4f" style:font-name="Verdana" fo:font-size="7pt" style:font-name-asian="Verdana" style:font-size-asian="7pt" style:font-name-complex="Verdana" style:font-size-complex="7pt"/>
    </style:style>
    <style:style style:name="T64_7" style:family="text"/>
    <style:style style:name="T64_8" style:family="text">
      <style:text-properties fo:background-color="#ffffff" fo:color="#4f4f4f" style:font-name="Verdana" fo:font-size="7pt" style:font-name-asian="Verdana" style:font-size-asian="7pt" style:font-name-complex="Verdana" style:font-size-complex="7pt"/>
    </style:style>
    <style:style style:name="T64_9" style:family="text"/>
    <style:style style:name="T64_10" style:family="text">
      <style:text-properties fo:background-color="#ffffff" fo:color="#4f4f4f" style:font-name="Verdana" fo:font-size="7pt" style:font-name-asian="Verdana" style:font-size-asian="7pt" style:font-name-complex="Verdana" style:font-size-complex="7pt"/>
    </style:style>
    <style:style style:name="T64_11" style:family="text"/>
    <style:style style:name="T64_12" style:family="text">
      <style:text-properties fo:background-color="#ffffff" fo:color="#4f4f4f" style:font-name="Verdana" fo:font-size="7pt" style:font-name-asian="Verdana" style:font-size-asian="7pt" style:font-name-complex="Verdana" style:font-size-complex="7pt"/>
    </style:style>
    <style:style style:name="T64_13" style:family="text"/>
    <style:style style:name="T64_14" style:family="text">
      <style:text-properties fo:background-color="#ffffff" fo:color="#4f4f4f" style:font-name="Verdana" fo:font-size="7pt" style:font-name-asian="Verdana" style:font-size-asian="7pt" style:font-name-complex="Verdana" style:font-size-complex="7pt"/>
    </style:style>
    <style:style style:name="P65" style:family="paragraph" style:parent-style-name="Standard">
      <style:paragraph-properties fo:break-before="auto" fo:line-height="115%" fo:margin-top="0.353cm" style:writing-mode="lr-tb"/>
    </style:style>
    <style:style style:name="T65_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5_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5_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5_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5_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5_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5_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5_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5_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5_1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5_1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5_1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5_1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5_1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5_1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5_1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5_1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5_1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5_1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5_2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P66" style:family="paragraph" style:parent-style-name="Standard">
      <style:paragraph-properties fo:break-before="auto" fo:line-height="115%" fo:margin-top="0.353cm" style:writing-mode="lr-tb"/>
    </style:style>
    <style:style style:name="T66_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6_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6_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6_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6_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6_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6_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6_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6_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6_1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6_1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6_1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6_1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6_1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6_1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6_1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6_1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6_1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6_1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6_2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6_2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6_2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6_2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6_2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P67" style:family="paragraph" style:parent-style-name="Standard">
      <style:paragraph-properties fo:break-before="auto" fo:line-height="115%" fo:margin-top="0.353cm" style:writing-mode="lr-tb"/>
    </style:style>
    <style:style style:name="T67_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7_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7_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7_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7_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7_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7_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7_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7_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7_1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7_1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7_1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7_1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7_1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7_1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7_1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7_1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7_1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7_1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7_2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7_2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7_2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7_2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7_2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7_2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7_2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7_2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7_2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P68" style:family="paragraph" style:parent-style-name="Standard">
      <style:paragraph-properties fo:break-before="auto" fo:line-height="115%" fo:margin-top="0.353cm" style:writing-mode="lr-tb"/>
    </style:style>
    <style:style style:name="T68_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8_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8_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8_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8_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8_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8_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8_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8_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8_1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8_1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8_1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8_1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8_1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8_1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8_1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8_1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8_1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8_1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8_2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8_2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8_2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8_2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P69" style:family="paragraph" style:parent-style-name="Standard">
      <style:paragraph-properties fo:break-before="auto" fo:line-height="115%" fo:margin-top="0.353cm" style:writing-mode="lr-tb"/>
    </style:style>
    <style:style style:name="T69_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9_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9_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9_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9_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9_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9_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9_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9_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9_1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9_1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9_1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9_1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9_1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9_1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9_1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69_1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P70" style:family="paragraph" style:parent-style-name="Standard">
      <style:paragraph-properties fo:break-before="auto" fo:line-height="115%" fo:margin-top="0.353cm" style:writing-mode="lr-tb"/>
    </style:style>
    <style:style style:name="T70_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0_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0_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0_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0_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0_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0_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0_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0_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0_1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0_1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0_1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0_1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0_1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0_1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0_1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0_1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0_1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0_1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0_2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0_2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0_2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0_2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0_2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0_2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P71" style:family="paragraph" style:parent-style-name="Standard">
      <style:paragraph-properties fo:break-before="auto" fo:line-height="115%" fo:margin-top="0.353cm" fo:margin-bottom="0.353cm" style:writing-mode="lr-tb"/>
    </style:style>
    <style:style style:name="T71_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1_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1_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1_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1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1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1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1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1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1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1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1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1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1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2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2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2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2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2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2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2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2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2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2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3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3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3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3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3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3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3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3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3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3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4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4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4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4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4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4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4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4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4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4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5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5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5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5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5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5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5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5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5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5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6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6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6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6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2_6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3_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3_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3_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3_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3_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3_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3_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3_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3_1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3_1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3_1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3_1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3_1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3_1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3_1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3_1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3_1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3_1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3_2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3_2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3_2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3_2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3_2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3_2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73_2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P74" style:family="paragraph" style:parent-style-name="Standard">
      <style:paragraph-properties fo:break-before="auto" fo:line-height="115%" style:writing-mode="lr-tb"/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>
      <style:text-properties fo:background-color="#ffffff" fo:color="#4f4f4f" style:font-name="Verdana" fo:font-size="7pt" style:font-name-asian="Verdana" style:font-size-asian="7pt" style:font-name-complex="Verdana" style:font-size-complex="7pt"/>
    </style:style>
    <style:style style:name="T75_3" style:family="text"/>
    <style:style style:name="T75_4" style:family="text">
      <style:text-properties fo:background-color="#ffffff" fo:color="#4f4f4f" style:font-name="Verdana" fo:font-size="7pt" style:font-name-asian="Verdana" style:font-size-asian="7pt" style:font-name-complex="Verdana" style:font-size-complex="7pt"/>
    </style:style>
    <style:style style:name="T75_5" style:family="text"/>
    <style:style style:name="T75_6" style:family="text">
      <style:text-properties fo:background-color="#ffffff" fo:color="#4f4f4f" style:font-name="Verdana" fo:font-size="7pt" style:font-name-asian="Verdana" style:font-size-asian="7pt" style:font-name-complex="Verdana" style:font-size-complex="7pt"/>
    </style:style>
    <style:style style:name="T75_7" style:family="text"/>
    <style:style style:name="T75_8" style:family="text">
      <style:text-properties fo:background-color="#ffffff" fo:color="#4f4f4f" style:font-name="Verdana" fo:font-size="7pt" style:font-name-asian="Verdana" style:font-size-asian="7pt" style:font-name-complex="Verdana" style:font-size-complex="7pt"/>
    </style:style>
    <style:style style:name="T75_9" style:family="text"/>
    <style:style style:name="T75_10" style:family="text">
      <style:text-properties fo:background-color="#ffffff" fo:color="#4f4f4f" style:font-name="Verdana" fo:font-size="7pt" style:font-name-asian="Verdana" style:font-size-asian="7pt" style:font-name-complex="Verdana" style:font-size-complex="7pt"/>
    </style:style>
    <style:style style:name="T75_11" style:family="text"/>
    <style:style style:name="T75_12" style:family="text">
      <style:text-properties fo:background-color="#ffffff" fo:color="#4f4f4f" style:font-name="Verdana" fo:font-size="7pt" style:font-name-asian="Verdana" style:font-size-asian="7pt" style:font-name-complex="Verdana" style:font-size-complex="7pt"/>
    </style:style>
    <style:style style:name="T75_13" style:family="text"/>
    <style:style style:name="T75_14" style:family="text">
      <style:text-properties fo:background-color="#ffffff" fo:color="#4f4f4f" style:font-name="Verdana" fo:font-size="7pt" style:font-name-asian="Verdana" style:font-size-asian="7pt" style:font-name-complex="Verdana" style:font-size-complex="7pt"/>
    </style:style>
    <style:style style:name="P76" style:family="paragraph" style:parent-style-name="Standard">
      <style:paragraph-properties fo:break-before="auto" fo:line-height="115%" fo:margin-top="0.353cm" style:writing-mode="lr-tb"/>
    </style:style>
    <style:style style:name="T76_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6_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6_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6_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6_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6_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6_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6_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6_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6_1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6_1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6_1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6_1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6_1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6_1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6_1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6_1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6_1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6_1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6_2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6_2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6_2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P77" style:family="paragraph" style:parent-style-name="Standard">
      <style:paragraph-properties fo:break-before="auto" fo:line-height="115%" fo:margin-top="0.353cm" style:writing-mode="lr-tb"/>
    </style:style>
    <style:style style:name="T77_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7_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7_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7_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7_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7_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7_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7_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7_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7_1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7_1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7_1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7_1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7_1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7_1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7_1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7_1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7_1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7_1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7_2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7_2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7_2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7_2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7_2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7_2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7_2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7_2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7_2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P78" style:family="paragraph" style:parent-style-name="Standard">
      <style:paragraph-properties fo:break-before="auto" fo:line-height="115%" fo:margin-top="0.353cm" style:writing-mode="lr-tb"/>
    </style:style>
    <style:style style:name="T78_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8_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8_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8_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8_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8_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8_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8_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8_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8_1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8_1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8_1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8_1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8_1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8_1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8_1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8_1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8_1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8_1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8_2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8_2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8_2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8_2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8_2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8_2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8_2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8_2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8_2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8_2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8_3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8_3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8_3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8_3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P79" style:family="paragraph" style:parent-style-name="Standard">
      <style:paragraph-properties fo:break-before="auto" fo:line-height="115%" fo:margin-top="0.353cm" style:writing-mode="lr-tb"/>
    </style:style>
    <style:style style:name="T79_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9_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9_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9_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9_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9_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9_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9_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9_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9_1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9_1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9_1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9_1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9_1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9_1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9_1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9_1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9_1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9_1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9_2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9_2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9_2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9_2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9_2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79_2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P80" style:family="paragraph" style:parent-style-name="Standard">
      <style:paragraph-properties fo:break-before="auto" fo:line-height="115%" fo:margin-top="0.353cm" style:writing-mode="lr-tb"/>
    </style:style>
    <style:style style:name="T80_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0_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0_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0_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0_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0_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0_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0_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0_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0_1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0_1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0_1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0_1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0_1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0_1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0_1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0_1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0_1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0_1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0_2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0_2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0_2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P81" style:family="paragraph" style:parent-style-name="Standard">
      <style:paragraph-properties fo:break-before="auto" fo:line-height="115%" fo:margin-top="0.353cm" style:writing-mode="lr-tb"/>
    </style:style>
    <style:style style:name="T81_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1_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1_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1_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1_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1_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1_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1_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1_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1_1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1_1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1_1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1_1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1_1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1_1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1_1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1_1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1_1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1_1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1_2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1_2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1_2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1_2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1_2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1_2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P82" style:family="paragraph" style:parent-style-name="Standard">
      <style:paragraph-properties fo:break-before="auto" fo:line-height="115%" fo:margin-top="0.353cm" fo:margin-bottom="0.353cm" style:writing-mode="lr-tb"/>
    </style:style>
    <style:style style:name="T82_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2_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3_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3_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3_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3_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3_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3_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3_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3_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3_1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3_1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3_1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3_1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3_1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3_1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3_1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3_1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3_1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3_1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3_2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3_2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3_2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3_2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3_2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3_2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3_2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3_2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3_2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3_2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3_3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3_3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3_3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3_3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3_3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3_3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3_3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3_3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3_3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3_3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3_4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P84" style:family="paragraph" style:parent-style-name="Standard">
      <style:paragraph-properties fo:break-before="auto" fo:line-height="115%" fo:margin-top="0.388cm" style:writing-mode="lr-tb"/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P85" style:family="paragraph" style:parent-style-name="Standard">
      <style:paragraph-properties fo:break-before="auto" fo:line-height="115%" fo:margin-top="0.388cm" style:writing-mode="lr-tb"/>
    </style:style>
    <style:style style:name="T85_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5_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5_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5_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5_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5_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5_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5_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5_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5_1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5_1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5_1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5_1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5_1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5_1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5_1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5_1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5_1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5_1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5_2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5_2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5_2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5_2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5_2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5_2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5_2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5_2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5_2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P86" style:family="paragraph" style:parent-style-name="Standard">
      <style:paragraph-properties fo:break-before="auto" fo:line-height="115%" fo:margin-top="0.388cm" style:writing-mode="lr-tb"/>
    </style:style>
    <style:style style:name="T86_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6_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6_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6_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6_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6_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6_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6_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6_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6_1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6_1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6_1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6_1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6_1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6_1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6_1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6_1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6_1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6_1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6_2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6_2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6_2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6_2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6_2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6_2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6_2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6_2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6_2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6_2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P87" style:family="paragraph" style:parent-style-name="Standard">
      <style:paragraph-properties fo:break-before="auto" fo:line-height="115%" fo:margin-top="0.388cm" style:writing-mode="lr-tb"/>
    </style:style>
    <style:style style:name="T87_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7_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7_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7_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7_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7_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7_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7_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7_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7_1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7_1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7_1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7_1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7_1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7_1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7_1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7_1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7_1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7_1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7_2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7_2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7_2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7_2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7_2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P88" style:family="paragraph" style:parent-style-name="Standard">
      <style:paragraph-properties fo:break-before="auto" fo:line-height="115%" fo:margin-top="0.388cm" fo:margin-bottom="0.388cm" style:writing-mode="lr-tb"/>
    </style:style>
    <style:style style:name="T88_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8_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8_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8_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8_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8_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8_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8_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8_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8_1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8_1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8_1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8_1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8_1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8_1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8_1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8_1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8_1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8_1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8_2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8_2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8_2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8_2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8_2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8_2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88_2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9_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9_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9_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9_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9_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9_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9_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9_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9_1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9_1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9_1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9_1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9_1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9_1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9_1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9_1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9_1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9_1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9_2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9_2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9_2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9_2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89_2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P90" style:family="paragraph" style:parent-style-name="Standard">
      <style:paragraph-properties fo:break-before="auto" fo:line-height="115%" fo:margin-top="0.388cm" style:writing-mode="lr-tb"/>
    </style:style>
    <style:style style:name="T90_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0_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0_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0_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0_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0_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0_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0_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0_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0_1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0_1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0_1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0_1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0_1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0_1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0_1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0_1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0_1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0_1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0_2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P91" style:family="paragraph" style:parent-style-name="Standard">
      <style:paragraph-properties fo:break-before="auto" fo:line-height="115%" fo:margin-top="0.388cm" style:writing-mode="lr-tb"/>
    </style:style>
    <style:style style:name="T91_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1_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1_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1_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1_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1_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1_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1_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1_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1_1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1_1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1_1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1_1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1_1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1_1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1_1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1_1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1_1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1_1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1_2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1_2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1_2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1_2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1_2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1_2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1_2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1_2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1_2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1_2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P92" style:family="paragraph" style:parent-style-name="Standard">
      <style:paragraph-properties fo:break-before="auto" fo:line-height="115%" fo:margin-top="0.388cm" style:writing-mode="lr-tb"/>
    </style:style>
    <style:style style:name="T92_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2_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2_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2_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2_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2_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2_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2_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2_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2_1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2_1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2_1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2_1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2_1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2_1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2_1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2_1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2_1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2_1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2_2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2_2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2_2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2_2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2_2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2_2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2_2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2_27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2_28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2_29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2_30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2_3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2_3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2_3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P93" style:family="paragraph" style:parent-style-name="Standard">
      <style:paragraph-properties fo:break-before="auto" fo:line-height="115%" fo:margin-top="0.388cm" fo:margin-bottom="0.388cm" style:writing-mode="lr-tb"/>
    </style:style>
    <style:style style:name="T93_1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3_2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3_3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3_4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3_5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T93_6" style:family="text">
      <style:text-properties fo:background-color="#ffffff" fo:color="#660066" style:font-name="Verdana" fo:font-size="10pt" style:font-name-asian="Verdana" style:font-size-asian="10pt" style:font-name-complex="Verdana" style:font-size-complex="10pt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4_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4_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4_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4_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4_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4_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4_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4_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4_1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4_1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4_1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4_1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4_1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4_1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4_1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4_1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4_1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4_1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4_2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4_2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4_2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4_2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4_2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4_2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4_2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4_2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4_2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4_2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4_3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4_3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4_3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4_3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4_3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4_3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4_3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4_3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4_3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4_3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4_4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4_4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4_4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4_4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4_4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4_4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4_4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4_4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4_4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4_4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4_5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4_5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4_5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P95" style:family="paragraph" style:parent-style-name="Standard">
      <style:paragraph-properties fo:break-before="auto" fo:line-height="115%" style:writing-mode="lr-tb"/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P96" style:family="paragraph" style:parent-style-name="Standard">
      <style:paragraph-properties fo:break-before="auto" fo:line-height="115%" style:writing-mode="lr-tb"/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7_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7_3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7_4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7_5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7_6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7_7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7_8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7_9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7_10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P98" style:family="paragraph" style:parent-style-name="Standard">
      <style:paragraph-properties fo:break-before="auto" fo:line-height="115%" style:writing-mode="lr-tb"/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T99_2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>
      <style:text-properties fo:background-color="#ffffff" fo:color="#4f4f4f" style:font-name="Verdana" fo:font-size="10pt" style:font-name-asian="Verdana" style:font-size-asian="10pt" style:font-name-complex="Verdana" style:font-size-complex="10pt"/>
    </style:style>
  </office:automatic-styles>
  <office:body>
    <office:text>
      <text:p text:style-name="P1"><text:span text:style-name="T1_1">Víctor</text:span><text:span text:style-name="T1_2">,</text:span></text:p>
      <text:p text:style-name="P2"/>
      <text:p text:style-name="P3"><text:span text:style-name="T3_1">Acabo</text:span><text:span text:style-name="T3_2"><text:s/></text:span><text:span text:style-name="T3_3">de</text:span><text:span text:style-name="T3_4"><text:s/></text:span><text:span text:style-name="T3_5">rebre</text:span><text:span text:style-name="T3_6"><text:s/></text:span><text:span text:style-name="T3_7">els</text:span><text:span text:style-name="T3_8"><text:s/></text:span><text:span text:style-name="T3_9">mails</text:span><text:span text:style-name="T3_10">.<text:s/></text:span><text:span text:style-name="T3_11">T</text:span><text:span text:style-name="T3_12">'</text:span><text:span text:style-name="T3_13">asseguro</text:span><text:span text:style-name="T3_14"><text:s/></text:span><text:span text:style-name="T3_15">que</text:span><text:span text:style-name="T3_16"><text:s/></text:span><text:span text:style-name="T3_17">el</text:span><text:span text:style-name="T3_18"><text:s/></text:span><text:span text:style-name="T3_19">cap</text:span><text:span text:style-name="T3_20"><text:s/></text:span><text:span text:style-name="T3_21">de</text:span><text:span text:style-name="T3_22"><text:s/></text:span><text:span text:style-name="T3_23">setmana</text:span><text:span text:style-name="T3_24"><text:s/></text:span><text:span text:style-name="T3_25">no</text:span><text:span text:style-name="T3_26"><text:s/></text:span><text:span text:style-name="T3_27">vaig</text:span><text:span text:style-name="T3_28"><text:s/></text:span><text:span text:style-name="T3_29">rebre</text:span><text:span text:style-name="T3_30"><text:s/></text:span><text:span text:style-name="T3_31">res</text:span><text:span text:style-name="T3_32">.<text:s/></text:span><text:span text:style-name="T3_33">He</text:span><text:span text:style-name="T3_34"><text:s/></text:span><text:span text:style-name="T3_35">mirat</text:span><text:span text:style-name="T3_36"><text:s/></text:span><text:span text:style-name="T3_37">a</text:span><text:span text:style-name="T3_38"><text:s/></text:span></text:p>
      <text:p text:style-name="P4"><text:span text:style-name="T4_1">les</text:span><text:span text:style-name="T4_2"><text:s/></text:span><text:span text:style-name="T4_3">diferents</text:span><text:span text:style-name="T4_4"><text:s/></text:span><text:span text:style-name="T4_5">carpetes</text:span><text:span text:style-name="T4_6"><text:s/></text:span><text:span text:style-name="T4_7">i</text:span><text:span text:style-name="T4_8"><text:s/></text:span><text:span text:style-name="T4_9">no</text:span><text:span text:style-name="T4_10"><text:s/></text:span><text:span text:style-name="T4_11">el</text:span><text:span text:style-name="T4_12"><text:s/></text:span><text:span text:style-name="T4_13">tinc</text:span><text:span text:style-name="T4_14">.<text:s/></text:span><text:span text:style-name="T4_15">Bé</text:span><text:span text:style-name="T4_16">,<text:s/></text:span><text:span text:style-name="T4_17">intentaré</text:span><text:span text:style-name="T4_18"><text:s/></text:span><text:span text:style-name="T4_19">contestar</text:span><text:span text:style-name="T4_20"><text:s/></text:span><text:span text:style-name="T4_21">a</text:span><text:span text:style-name="T4_22"><text:s/></text:span><text:span text:style-name="T4_23">l</text:span><text:span text:style-name="T4_24">'</text:span><text:span text:style-name="T4_25">altre</text:span><text:span text:style-name="T4_26"><text:s/></text:span><text:span text:style-name="T4_27">mail</text:span><text:span text:style-name="T4_28"><text:s/></text:span><text:span text:style-name="T4_29">el</text:span><text:span text:style-name="T4_30"><text:s/></text:span><text:span text:style-name="T4_31">que</text:span><text:span text:style-name="T4_32"><text:s/></text:span><text:span text:style-name="T4_33">pugui</text:span><text:span text:style-name="T4_34"><text:s/></text:span></text:p>
      <text:p text:style-name="P5"><text:span text:style-name="T5_1">abans</text:span><text:span text:style-name="T5_2"><text:s/></text:span><text:span text:style-name="T5_3">de</text:span><text:span text:style-name="T5_4"><text:s/></text:span><text:span text:style-name="T5_5">marxar</text:span><text:span text:style-name="T5_6"><text:s/></text:span><text:span text:style-name="T5_7">al</text:span><text:span text:style-name="T5_8"><text:s/></text:span><text:span text:style-name="T5_9">metge</text:span><text:span text:style-name="T5_10">.</text:span></text:p>
      <text:p text:style-name="P6"/>
      <text:p text:style-name="P7"><text:span text:style-name="T7_1">Cristina</text:span></text:p>
      <text:p text:style-name="P8"/>
      <text:p text:style-name="P9"><text:span text:style-name="T9_1">El</text:span><text:span text:style-name="T9_2"><text:s/>04/05/2015<text:s/></text:span><text:span text:style-name="T9_3">a</text:span><text:span text:style-name="T9_4"><text:s/></text:span><text:span text:style-name="T9_5">las</text:span><text:span text:style-name="T9_6"><text:s/>16:20,<text:s/></text:span><text:span text:style-name="T9_7"><text:a xlink:type="simple" xlink:href="https://webmail.fib.upc.edu/horde/imp/message.php?index=302#"><text:span text:style-name="T9_8">victor</text:span></text:a></text:span><text:span text:style-name="T9_9"><text:a xlink:type="simple" xlink:href="https://webmail.fib.upc.edu/horde/imp/message.php?index=302#"><text:span text:style-name="T9_10">.</text:span></text:a></text:span><text:span text:style-name="T9_11"><text:a xlink:type="simple" xlink:href="https://webmail.fib.upc.edu/horde/imp/message.php?index=302#"><text:span text:style-name="T9_12">dube</text:span></text:a></text:span><text:span text:style-name="T9_13"><text:a xlink:type="simple" xlink:href="https://webmail.fib.upc.edu/horde/imp/message.php?index=302#"><text:span text:style-name="T9_14">@</text:span></text:a></text:span><text:span text:style-name="T9_15"><text:a xlink:type="simple" xlink:href="https://webmail.fib.upc.edu/horde/imp/message.php?index=302#"><text:span text:style-name="T9_16">est</text:span></text:a></text:span><text:span text:style-name="T9_17"><text:a xlink:type="simple" xlink:href="https://webmail.fib.upc.edu/horde/imp/message.php?index=302#"><text:span text:style-name="T9_18">.</text:span></text:a></text:span><text:span text:style-name="T9_19"><text:a xlink:type="simple" xlink:href="https://webmail.fib.upc.edu/horde/imp/message.php?index=302#"><text:span text:style-name="T9_20">fib</text:span></text:a></text:span><text:span text:style-name="T9_21"><text:a xlink:type="simple" xlink:href="https://webmail.fib.upc.edu/horde/imp/message.php?index=302#"><text:span text:style-name="T9_22">.</text:span></text:a></text:span><text:span text:style-name="T9_23"><text:a xlink:type="simple" xlink:href="https://webmail.fib.upc.edu/horde/imp/message.php?index=302#"><text:span text:style-name="T9_24">upc</text:span></text:a></text:span><text:span text:style-name="T9_25"><text:a xlink:type="simple" xlink:href="https://webmail.fib.upc.edu/horde/imp/message.php?index=302#"><text:span text:style-name="T9_26">.</text:span></text:a></text:span><text:span text:style-name="T9_27"><text:a xlink:type="simple" xlink:href="https://webmail.fib.upc.edu/horde/imp/message.php?index=302#"><text:span text:style-name="T9_28">edu</text:span></text:a></text:span><text:span text:style-name="T9_29"><text:s/></text:span><text:span text:style-name="T9_30">escribió</text:span><text:span text:style-name="T9_31">:</text:span></text:p>
      <text:p text:style-name="P10"/>
      <text:p text:style-name="P11"><text:span text:style-name="T11_1"><text:a xlink:type="simple" xlink:href="https://webmail.fib.upc.edu/horde/imp/message.php?index=302#"><text:span text:style-name="T11_2">[</text:span></text:a></text:span><text:span text:style-name="T11_3"><text:a xlink:type="simple" xlink:href="https://webmail.fib.upc.edu/horde/imp/message.php?index=302#"><text:span text:style-name="T11_4">Oculta</text:span></text:a></text:span><text:span text:style-name="T11_5"><text:a xlink:type="simple" xlink:href="https://webmail.fib.upc.edu/horde/imp/message.php?index=302#"><text:span text:style-name="T11_6"><text:s/></text:span></text:a></text:span><text:span text:style-name="T11_7"><text:a xlink:type="simple" xlink:href="https://webmail.fib.upc.edu/horde/imp/message.php?index=302#"><text:span text:style-name="T11_8">text</text:span></text:a></text:span><text:span text:style-name="T11_9"><text:a xlink:type="simple" xlink:href="https://webmail.fib.upc.edu/horde/imp/message.php?index=302#"><text:span text:style-name="T11_10"><text:s/></text:span></text:a></text:span><text:span text:style-name="T11_11"><text:a xlink:type="simple" xlink:href="https://webmail.fib.upc.edu/horde/imp/message.php?index=302#"><text:span text:style-name="T11_12">citat</text:span></text:a></text:span><text:span text:style-name="T11_13"><text:a xlink:type="simple" xlink:href="https://webmail.fib.upc.edu/horde/imp/message.php?index=302#"><text:span text:style-name="T11_14">]</text:span></text:a></text:span></text:p>
      <text:p text:style-name="P12"><text:span text:style-name="T12_1">Hola</text:span><text:span text:style-name="T12_2"><text:s/></text:span><text:span text:style-name="T12_3">Cristina</text:span><text:span text:style-name="T12_4">,</text:span></text:p>
      <text:p text:style-name="P13"/>
      <text:p text:style-name="P14"><text:span text:style-name="T14_1">Acabo</text:span><text:span text:style-name="T14_2"><text:s/></text:span><text:span text:style-name="T14_3">de</text:span><text:span text:style-name="T14_4"><text:s/></text:span><text:span text:style-name="T14_5">parlar</text:span><text:span text:style-name="T14_6"><text:s/></text:span><text:span text:style-name="T14_7">amb</text:span><text:span text:style-name="T14_8"><text:s/></text:span><text:span text:style-name="T14_9">tu</text:span><text:span text:style-name="T14_10"><text:s/></text:span><text:span text:style-name="T14_11">a</text:span><text:span text:style-name="T14_12"><text:s/></text:span><text:span text:style-name="T14_13">classe</text:span><text:span text:style-name="T14_14"><text:s/></text:span><text:span text:style-name="T14_15">de</text:span><text:span text:style-name="T14_16"><text:s/></text:span><text:span text:style-name="T14_17">ASW</text:span><text:span text:style-name="T14_18">.<text:s/></text:span><text:span text:style-name="T14_19">Que</text:span><text:span text:style-name="T14_20"><text:s/></text:span><text:span text:style-name="T14_21">he</text:span><text:span text:style-name="T14_22"><text:s/></text:span><text:span text:style-name="T14_23">vingut</text:span><text:span text:style-name="T14_24"><text:s/></text:span><text:span text:style-name="T14_25">a</text:span><text:span text:style-name="T14_26"><text:s/></text:span><text:span text:style-name="T14_27">buscar</text:span><text:span text:style-name="T14_28">-</text:span><text:span text:style-name="T14_29">te</text:span><text:span text:style-name="T14_30"><text:s/></text:span><text:span text:style-name="T14_31">però</text:span><text:span text:style-name="T14_32"><text:s/></text:span><text:span text:style-name="T14_33">no</text:span><text:span text:style-name="T14_34"><text:s/></text:span><text:span text:style-name="T14_35">m</text:span><text:span text:style-name="T14_36">'</text:span><text:span text:style-name="T14_37">has</text:span><text:span text:style-name="T14_38"><text:s/></text:span><text:span text:style-name="T14_39">pogut</text:span><text:span text:style-name="T14_40"><text:s/></text:span></text:p>
      <text:p text:style-name="P15"><text:span text:style-name="T15_1">atendre</text:span><text:span text:style-name="T15_2">.<text:s/></text:span><text:span text:style-name="T15_3">T</text:span><text:span text:style-name="T15_4">'</text:span><text:span text:style-name="T15_5">he</text:span><text:span text:style-name="T15_6"><text:s/></text:span><text:span text:style-name="T15_7">reenviat</text:span><text:span text:style-name="T15_8"><text:s/></text:span><text:span text:style-name="T15_9">el</text:span><text:span text:style-name="T15_10"><text:s/></text:span><text:span text:style-name="T15_11">correu</text:span><text:span text:style-name="T15_12"><text:s/></text:span><text:span text:style-name="T15_13">que</text:span><text:span text:style-name="T15_14"><text:s/></text:span><text:span text:style-name="T15_15">et</text:span><text:span text:style-name="T15_16"><text:s/></text:span><text:span text:style-name="T15_17">vaig</text:span><text:span text:style-name="T15_18"><text:s/></text:span><text:span text:style-name="T15_19">enviar</text:span><text:span text:style-name="T15_20"><text:s/></text:span><text:span text:style-name="T15_21">divendres</text:span><text:span text:style-name="T15_22">.<text:s/></text:span><text:span text:style-name="T15_23">T</text:span><text:span text:style-name="T15_24">'</text:span><text:span text:style-name="T15_25">envio</text:span><text:span text:style-name="T15_26"><text:s/></text:span><text:span text:style-name="T15_27">també</text:span><text:span text:style-name="T15_28"><text:s/></text:span><text:span text:style-name="T15_29">aquest</text:span><text:span text:style-name="T15_30"><text:s/></text:span><text:span text:style-name="T15_31">com</text:span><text:span text:style-name="T15_32"><text:s/></text:span></text:p>
      <text:p text:style-name="P16"><text:span text:style-name="T16_1">a</text:span><text:span text:style-name="T16_2"><text:s/></text:span><text:span text:style-name="T16_3">prova</text:span><text:span text:style-name="T16_4"><text:s/></text:span><text:span text:style-name="T16_5">per</text:span><text:span text:style-name="T16_6"><text:s/></text:span><text:span text:style-name="T16_7">assegurar</text:span><text:span text:style-name="T16_8"><text:s/></text:span><text:span text:style-name="T16_9">que</text:span><text:span text:style-name="T16_10"><text:s/></text:span><text:span text:style-name="T16_11">el</text:span><text:span text:style-name="T16_12"><text:s/></text:span><text:span text:style-name="T16_13">correu</text:span><text:span text:style-name="T16_14"><text:s/></text:span><text:span text:style-name="T16_15">funciona</text:span><text:span text:style-name="T16_16"><text:s/></text:span><text:span text:style-name="T16_17">degudament</text:span><text:span text:style-name="T16_18">.</text:span></text:p>
      <text:p text:style-name="P17"/>
      <text:p text:style-name="P18"><text:span text:style-name="T18_1">Si</text:span><text:span text:style-name="T18_2"><text:s/></text:span><text:span text:style-name="T18_3">pots</text:span><text:span text:style-name="T18_4">,<text:s/></text:span><text:span text:style-name="T18_5">confirma</text:span><text:span text:style-name="T18_6"><text:s/></text:span><text:span text:style-name="T18_7">la</text:span><text:span text:style-name="T18_8"><text:s/></text:span><text:span text:style-name="T18_9">recepció</text:span><text:span text:style-name="T18_10">.</text:span></text:p>
      <text:p text:style-name="P19"/>
      <text:p text:style-name="P20"><text:span text:style-name="T20_1">Moltes</text:span><text:span text:style-name="T20_2"><text:s/></text:span><text:span text:style-name="T20_3">gràcies</text:span><text:span text:style-name="T20_4">.</text:span></text:p>
      <text:p text:style-name="P21"/>
      <text:p text:style-name="P22"><text:span text:style-name="T22_1">-----------------------------------------------------------------------------------------------------------</text:span></text:p>
      <text:p text:style-name="P23"/>
      <text:p text:style-name="P24"/>
      <text:p text:style-name="P25"><text:span text:style-name="T25_1">Hola</text:span><text:span text:style-name="T25_2"><text:s/></text:span><text:span text:style-name="T25_3">Victor</text:span><text:span text:style-name="T25_4">,</text:span></text:p>
      <text:p text:style-name="P26"/>
      <text:p text:style-name="P27"><text:span text:style-name="T27_1">No</text:span><text:span text:style-name="T27_2"><text:s/></text:span><text:span text:style-name="T27_3">tinc</text:span><text:span text:style-name="T27_4"><text:s/></text:span><text:span text:style-name="T27_5">temps</text:span><text:span text:style-name="T27_6"><text:s/></text:span><text:span text:style-name="T27_7">de</text:span><text:span text:style-name="T27_8"><text:s/></text:span><text:span text:style-name="T27_9">mirar</text:span><text:span text:style-name="T27_10">-</text:span><text:span text:style-name="T27_11">me</text:span><text:span text:style-name="T27_12"><text:s/></text:span><text:span text:style-name="T27_13">els</text:span><text:span text:style-name="T27_14"><text:s/></text:span><text:span text:style-name="T27_15">links</text:span><text:span text:style-name="T27_16"><text:s/></text:span><text:span text:style-name="T27_17">en</text:span><text:span text:style-name="T27_18"><text:s/></text:span><text:span text:style-name="T27_19">detall</text:span><text:span text:style-name="T27_20">.<text:s/></text:span><text:span text:style-name="T27_21">A</text:span><text:span text:style-name="T27_22"><text:s/></text:span><text:span text:style-name="T27_23">més</text:span><text:span text:style-name="T27_24"><text:s/></text:span><text:span text:style-name="T27_25">he</text:span><text:span text:style-name="T27_26"><text:s/></text:span><text:span text:style-name="T27_27">de</text:span><text:span text:style-name="T27_28"><text:s/></text:span><text:span text:style-name="T27_29">contestar</text:span><text:span text:style-name="T27_30"><text:s/></text:span><text:span text:style-name="T27_31">tot</text:span><text:span text:style-name="T27_32"><text:s/></text:span><text:span text:style-name="T27_33">els</text:span><text:span text:style-name="T27_34"><text:s/></text:span><text:span text:style-name="T27_35">dubtes</text:span><text:span text:style-name="T27_36"><text:s/></text:span><text:span text:style-name="T27_37">que</text:span><text:span text:style-name="T27_38"><text:s/></text:span></text:p>
      <text:p text:style-name="P28"><text:span text:style-name="T28_1">tingueu</text:span><text:span text:style-name="T28_2"><text:s/></text:span><text:span text:style-name="T28_3">i</text:span><text:span text:style-name="T28_4"><text:s/></text:span><text:span text:style-name="T28_5">no</text:span><text:span text:style-name="T28_6"><text:s/></text:span><text:span text:style-name="T28_7">revisar</text:span><text:span text:style-name="T28_8"><text:s/></text:span><text:span text:style-name="T28_9">la</text:span><text:span text:style-name="T28_10"><text:s/></text:span><text:span text:style-name="T28_11">pràctica</text:span><text:span text:style-name="T28_12"><text:s/></text:span><text:span text:style-name="T28_13">sencera</text:span><text:span text:style-name="T28_14">.<text:s/></text:span><text:span text:style-name="T28_15">Això</text:span><text:span text:style-name="T28_16"><text:s/></text:span><text:span text:style-name="T28_17">ho</text:span><text:span text:style-name="T28_18"><text:s/></text:span><text:span text:style-name="T28_19">faig</text:span><text:span text:style-name="T28_20"><text:s/></text:span><text:span text:style-name="T28_21">quan</text:span><text:span text:style-name="T28_22"><text:s/></text:span><text:span text:style-name="T28_23">faig</text:span><text:span text:style-name="T28_24"><text:s/></text:span><text:span text:style-name="T28_25">la</text:span><text:span text:style-name="T28_26"><text:s/></text:span><text:span text:style-name="T28_27">correcció</text:span><text:span text:style-name="T28_28">.<text:s/></text:span><text:span text:style-name="T28_29">Vaig</text:span><text:span text:style-name="T28_30"><text:s/></text:span></text:p>
      <text:p text:style-name="P29"><text:span text:style-name="T29_1">directament</text:span><text:span text:style-name="T29_2"><text:s/></text:span><text:span text:style-name="T29_3">a</text:span><text:span text:style-name="T29_4"><text:s/></text:span><text:span text:style-name="T29_5">contestar</text:span><text:span text:style-name="T29_6"><text:s/></text:span><text:span text:style-name="T29_7">les</text:span><text:span text:style-name="T29_8"><text:s/></text:span><text:span text:style-name="T29_9">preguntes</text:span><text:span text:style-name="T29_10">:</text:span></text:p>
      <text:p text:style-name="P30"><text:span text:style-name="T30_1">1.<text:s/></text:span><text:span text:style-name="T30_2">Com</text:span><text:span text:style-name="T30_3"><text:s/></text:span><text:span text:style-name="T30_4">veuràs</text:span><text:span text:style-name="T30_5">,<text:s/></text:span><text:span text:style-name="T30_6">nosaltres</text:span><text:span text:style-name="T30_7"><text:s/></text:span><text:span text:style-name="T30_8">partim</text:span><text:span text:style-name="T30_9"><text:s/></text:span><text:span text:style-name="T30_10">del</text:span><text:span text:style-name="T30_11"><text:s/></text:span><text:span text:style-name="T30_12">main</text:span><text:span text:style-name="T30_13">.<text:s/></text:span><text:span text:style-name="T30_14">Entenem</text:span><text:span text:style-name="T30_15"><text:s/></text:span><text:span text:style-name="T30_16">que</text:span><text:span text:style-name="T30_17"><text:s/></text:span><text:span text:style-name="T30_18">el</text:span><text:span text:style-name="T30_19"><text:s/></text:span><text:span text:style-name="T30_20">main</text:span><text:span text:style-name="T30_21"><text:s/></text:span><text:span text:style-name="T30_22">l</text:span><text:span text:style-name="T30_23">?</text:span><text:span text:style-name="T30_24">únic</text:span></text:p>
      <text:p text:style-name="P31"><text:span text:style-name="T31_1">que</text:span><text:span text:style-name="T31_2"><text:s/></text:span><text:span text:style-name="T31_3">fa</text:span><text:span text:style-name="T31_4"><text:s/></text:span><text:span text:style-name="T31_5">es</text:span><text:span text:style-name="T31_6"><text:s/></text:span><text:span text:style-name="T31_7">crear</text:span><text:span text:style-name="T31_8"><text:s/></text:span><text:span text:style-name="T31_9">el</text:span><text:span text:style-name="T31_10"><text:s/></text:span><text:span text:style-name="T31_11">controlador</text:span><text:span text:style-name="T31_12"><text:s/></text:span><text:span text:style-name="T31_13">de</text:span><text:span text:style-name="T31_14"><text:s/></text:span><text:span text:style-name="T31_15">presentació</text:span><text:span text:style-name="T31_16"><text:s/>(</text:span><text:span text:style-name="T31_17">En</text:span><text:span text:style-name="T31_18"><text:s/></text:span><text:span text:style-name="T31_19">el</text:span><text:span text:style-name="T31_20"><text:s/></text:span><text:span text:style-name="T31_21">nostre</text:span><text:span text:style-name="T31_22"><text:s/></text:span><text:span text:style-name="T31_23">cas</text:span><text:span text:style-name="T31_24">,</text:span></text:p>
      <text:p text:style-name="P32"><text:span text:style-name="T32_1">nosaltres</text:span><text:span text:style-name="T32_2"><text:s/></text:span><text:span text:style-name="T32_3">només</text:span><text:span text:style-name="T32_4"><text:s/></text:span><text:span text:style-name="T32_5">en</text:span><text:span text:style-name="T32_6"><text:s/></text:span><text:span text:style-name="T32_7">tenim</text:span><text:span text:style-name="T32_8"><text:s/>1)<text:s/></text:span><text:span text:style-name="T32_9">i</text:span><text:span text:style-name="T32_10"><text:s/></text:span><text:span text:style-name="T32_11">aquest</text:span><text:span text:style-name="T32_12"><text:s/></text:span><text:span text:style-name="T32_13">ja</text:span><text:span text:style-name="T32_14"><text:s/></text:span><text:span text:style-name="T32_15">s</text:span><text:span text:style-name="T32_16">?</text:span><text:span text:style-name="T32_17">encarrega</text:span><text:span text:style-name="T32_18"><text:s/></text:span><text:span text:style-name="T32_19">de</text:span><text:span text:style-name="T32_20"><text:s/></text:span><text:span text:style-name="T32_21">crear</text:span><text:span text:style-name="T32_22"><text:s/></text:span><text:span text:style-name="T32_23">tota</text:span></text:p>
      <text:p text:style-name="P33"><text:span text:style-name="T33_1">l</text:span><text:span text:style-name="T33_2">?</text:span><text:span text:style-name="T33_3">estructura</text:span><text:span text:style-name="T33_4"><text:s/></text:span><text:span text:style-name="T33_5">necessària</text:span><text:span text:style-name="T33_6"><text:s/></text:span><text:span text:style-name="T33_7">per</text:span><text:span text:style-name="T33_8"><text:s/></text:span><text:span text:style-name="T33_9">a</text:span><text:span text:style-name="T33_10"><text:s/></text:span><text:span text:style-name="T33_11">poder</text:span><text:span text:style-name="T33_12"><text:s/></text:span><text:span text:style-name="T33_13">gestionar</text:span><text:span text:style-name="T33_14"><text:s/></text:span><text:span text:style-name="T33_15">les</text:span><text:span text:style-name="T33_16"><text:s/></text:span><text:span text:style-name="T33_17">vistes</text:span><text:span text:style-name="T33_18">.<text:s/></text:span><text:span text:style-name="T33_19">Això</text:span><text:span text:style-name="T33_20"><text:s/></text:span><text:span text:style-name="T33_21">es</text:span></text:p>
      <text:p text:style-name="P34"><text:span text:style-name="T34_1">correcte</text:span><text:span text:style-name="T34_2">?</text:span></text:p>
      <text:p text:style-name="P35"><text:span text:style-name="T35_1">R</text:span><text:span text:style-name="T35_2">&gt;<text:s/></text:span><text:span text:style-name="T35_3">Perfecte</text:span><text:span text:style-name="T35_4">.<text:s/></text:span><text:span text:style-name="T35_5">El</text:span><text:span text:style-name="T35_6"><text:s/></text:span><text:span text:style-name="T35_7">main</text:span><text:span text:style-name="T35_8"><text:s/></text:span><text:span text:style-name="T35_9">ho</text:span><text:span text:style-name="T35_10"><text:s/></text:span><text:span text:style-name="T35_11">ha</text:span><text:span text:style-name="T35_12"><text:s/></text:span><text:span text:style-name="T35_13">de</text:span><text:span text:style-name="T35_14"><text:s/></text:span><text:span text:style-name="T35_15">crear</text:span><text:span text:style-name="T35_16"><text:s/></text:span><text:span text:style-name="T35_17">tot</text:span><text:span text:style-name="T35_18"><text:s/></text:span><text:span text:style-name="T35_19">per</text:span><text:span text:style-name="T35_20"><text:s/></text:span><text:span text:style-name="T35_21">tal</text:span><text:span text:style-name="T35_22"><text:s/></text:span><text:span text:style-name="T35_23">de</text:span><text:span text:style-name="T35_24"><text:s/></text:span><text:span text:style-name="T35_25">que</text:span><text:span text:style-name="T35_26"><text:s/></text:span><text:span text:style-name="T35_27">quan</text:span><text:span text:style-name="T35_28"><text:s/></text:span><text:span text:style-name="T35_29">el</text:span><text:span text:style-name="T35_30"><text:s/></text:span><text:span text:style-name="T35_31">controlador</text:span><text:span text:style-name="T35_32"><text:s/></text:span><text:span text:style-name="T35_33">invoqui</text:span><text:span text:style-name="T35_34"><text:s/></text:span><text:span text:style-name="T35_35">a</text:span><text:span text:style-name="T35_36"><text:s/></text:span><text:span text:style-name="T35_37">la</text:span><text:span text:style-name="T35_38"><text:s/></text:span><text:span text:style-name="T35_39">vista</text:span><text:span text:style-name="T35_40">,<text:s/></text:span><text:span text:style-name="T35_41">aquesta</text:span><text:span text:style-name="T35_42"><text:s/></text:span><text:span text:style-name="T35_43">ja</text:span><text:span text:style-name="T35_44"><text:s/></text:span><text:span text:style-name="T35_45">estigui</text:span><text:span text:style-name="T35_46"><text:s/></text:span><text:span text:style-name="T35_47">creada</text:span><text:span text:style-name="T35_48">.<text:s/></text:span><text:span text:style-name="T35_49">Recordeu</text:span><text:span text:style-name="T35_50"><text:s/></text:span><text:span text:style-name="T35_51">que</text:span><text:span text:style-name="T35_52"><text:s/></text:span><text:span text:style-name="T35_53">a</text:span><text:span text:style-name="T35_54"><text:s/></text:span><text:span text:style-name="T35_55">més</text:span><text:span text:style-name="T35_56"><text:s/></text:span><text:span text:style-name="T35_57">de</text:span><text:span text:style-name="T35_58"><text:s/></text:span><text:span text:style-name="T35_59">crear</text:span><text:span text:style-name="T35_60"><text:s/></text:span><text:span text:style-name="T35_61">la</text:span><text:span text:style-name="T35_62"><text:s/></text:span><text:span text:style-name="T35_63">vista</text:span><text:span text:style-name="T35_64"><text:s/></text:span><text:span text:style-name="T35_65">també</text:span><text:span text:style-name="T35_66"><text:s/></text:span><text:span text:style-name="T35_67">s</text:span><text:span text:style-name="T35_68">'</text:span><text:span text:style-name="T35_69">ha</text:span><text:span text:style-name="T35_70"><text:s/></text:span><text:span text:style-name="T35_71">de</text:span><text:span text:style-name="T35_72"><text:s/></text:span></text:p>
      <text:p text:style-name="P36"><text:span text:style-name="T36_1">formar</text:span><text:span text:style-name="T36_2"><text:s/></text:span><text:span text:style-name="T36_3">l</text:span><text:span text:style-name="T36_4">'</text:span><text:span text:style-name="T36_5">associació</text:span><text:span text:style-name="T36_6">.</text:span></text:p>
      <text:p text:style-name="P37"/>
      <text:p text:style-name="P38"><text:span text:style-name="T38_1"><text:a xlink:type="simple" xlink:href="https://webmail.fib.upc.edu/horde/imp/message.php?index=303#"><text:span text:style-name="T38_2">[</text:span></text:a></text:span><text:span text:style-name="T38_3"><text:a xlink:type="simple" xlink:href="https://webmail.fib.upc.edu/horde/imp/message.php?index=303#"><text:span text:style-name="T38_4">Oculta</text:span></text:a></text:span><text:span text:style-name="T38_5"><text:a xlink:type="simple" xlink:href="https://webmail.fib.upc.edu/horde/imp/message.php?index=303#"><text:span text:style-name="T38_6"><text:s/></text:span></text:a></text:span><text:span text:style-name="T38_7"><text:a xlink:type="simple" xlink:href="https://webmail.fib.upc.edu/horde/imp/message.php?index=303#"><text:span text:style-name="T38_8">text</text:span></text:a></text:span><text:span text:style-name="T38_9"><text:a xlink:type="simple" xlink:href="https://webmail.fib.upc.edu/horde/imp/message.php?index=303#"><text:span text:style-name="T38_10"><text:s/></text:span></text:a></text:span><text:span text:style-name="T38_11"><text:a xlink:type="simple" xlink:href="https://webmail.fib.upc.edu/horde/imp/message.php?index=303#"><text:span text:style-name="T38_12">citat</text:span></text:a></text:span><text:span text:style-name="T38_13"><text:a xlink:type="simple" xlink:href="https://webmail.fib.upc.edu/horde/imp/message.php?index=303#"><text:span text:style-name="T38_14">]</text:span></text:a></text:span></text:p>
      <text:p text:style-name="P39"><text:span text:style-name="T39_1">2.<text:s/></text:span><text:span text:style-name="T39_2">Per</text:span><text:span text:style-name="T39_3"><text:s/></text:span><text:span text:style-name="T39_4">les</text:span><text:span text:style-name="T39_5"><text:s/></text:span><text:span text:style-name="T39_6">navegabilitats</text:span><text:span text:style-name="T39_7"><text:s/></text:span><text:span text:style-name="T39_8">dels</text:span><text:span text:style-name="T39_9"><text:s/></text:span><text:span text:style-name="T39_10">exercicis</text:span><text:span text:style-name="T39_11">,<text:s/></text:span><text:span text:style-name="T39_12">deduïm</text:span><text:span text:style-name="T39_13"><text:s/></text:span><text:span text:style-name="T39_14">que</text:span><text:span text:style-name="T39_15"><text:s/></text:span><text:span text:style-name="T39_16">els</text:span><text:span text:style-name="T39_17"><text:s/></text:span><text:span text:style-name="T39_18">controladors</text:span></text:p>
      <text:p text:style-name="P40"><text:span text:style-name="T40_1">tenen</text:span><text:span text:style-name="T40_2"><text:s/></text:span><text:span text:style-name="T40_3">com</text:span><text:span text:style-name="T40_4"><text:s/></text:span><text:span text:style-name="T40_5">a</text:span><text:span text:style-name="T40_6"><text:s/></text:span><text:span text:style-name="T40_7">atribut</text:span><text:span text:style-name="T40_8"><text:s/></text:span><text:span text:style-name="T40_9">les</text:span><text:span text:style-name="T40_10"><text:s/></text:span><text:span text:style-name="T40_11">vistes</text:span><text:span text:style-name="T40_12"><text:s/></text:span><text:span text:style-name="T40_13">que</text:span><text:span text:style-name="T40_14"><text:s/></text:span><text:span text:style-name="T40_15">gestionen</text:span><text:span text:style-name="T40_16">.<text:s/></text:span><text:span text:style-name="T40_17">Com</text:span><text:span text:style-name="T40_18"><text:s/></text:span><text:span text:style-name="T40_19">podràs</text:span><text:span text:style-name="T40_20"><text:s/></text:span><text:span text:style-name="T40_21">comprovar</text:span><text:span text:style-name="T40_22">,<text:s/></text:span><text:span text:style-name="T40_23">la</text:span></text:p>
      <text:p text:style-name="P41"><text:span text:style-name="T41_1">nostra</text:span><text:span text:style-name="T41_2"><text:s/></text:span><text:span text:style-name="T41_3">metodologia</text:span><text:span text:style-name="T41_4"><text:s/></text:span><text:span text:style-name="T41_5">fa</text:span><text:span text:style-name="T41_6"><text:s/></text:span><text:span text:style-name="T41_7">que</text:span><text:span text:style-name="T41_8"><text:s/></text:span><text:span text:style-name="T41_9">el</text:span><text:span text:style-name="T41_10"><text:s/></text:span><text:span text:style-name="T41_11">propi</text:span><text:span text:style-name="T41_12"><text:s/></text:span><text:span text:style-name="T41_13">controlador</text:span><text:span text:style-name="T41_14"><text:s/></text:span><text:span text:style-name="T41_15">crei</text:span><text:span text:style-name="T41_16"><text:s/></text:span><text:span text:style-name="T41_17">aquestes</text:span><text:span text:style-name="T41_18"><text:s/></text:span><text:span text:style-name="T41_19">vistes</text:span></text:p>
      <text:p text:style-name="P42"><text:span text:style-name="T42_1">quan</text:span><text:span text:style-name="T42_2"><text:s/></text:span><text:span text:style-name="T42_3">les</text:span><text:span text:style-name="T42_4"><text:s/></text:span><text:span text:style-name="T42_5">necessita</text:span><text:span text:style-name="T42_6"><text:s/></text:span><text:span text:style-name="T42_7">i</text:span><text:span text:style-name="T42_8"><text:s/></text:span><text:span text:style-name="T42_9">les</text:span><text:span text:style-name="T42_10"><text:s/></text:span><text:span text:style-name="T42_11">tanqui</text:span><text:span text:style-name="T42_12"><text:s/></text:span><text:span text:style-name="T42_13">quan</text:span><text:span text:style-name="T42_14"><text:s/></text:span><text:span text:style-name="T42_15">creu</text:span><text:span text:style-name="T42_16"><text:s/></text:span><text:span text:style-name="T42_17">pertinent</text:span><text:span text:style-name="T42_18">.<text:s/></text:span><text:span text:style-name="T42_19">Entenem</text:span><text:span text:style-name="T42_20"><text:s/></text:span><text:span text:style-name="T42_21">que</text:span></text:p>
      <text:p text:style-name="P43"><text:span text:style-name="T43_1">l</text:span><text:span text:style-name="T43_2">?</text:span><text:span text:style-name="T43_3">operació</text:span><text:span text:style-name="T43_4"><text:s/></text:span><text:span text:style-name="T43_5">tancar</text:span><text:span text:style-name="T43_6">()<text:s/></text:span><text:span text:style-name="T43_7">destrueix</text:span><text:span text:style-name="T43_8"><text:s/></text:span><text:span text:style-name="T43_9">l</text:span><text:span text:style-name="T43_10">?</text:span><text:span text:style-name="T43_11">objecte</text:span><text:span text:style-name="T43_12"><text:s/></text:span><text:span text:style-name="T43_13">d</text:span><text:span text:style-name="T43_14">?</text:span><text:span text:style-name="T43_15">aquella</text:span><text:span text:style-name="T43_16"><text:s/></text:span><text:span text:style-name="T43_17">vista</text:span><text:span text:style-name="T43_18"><text:s/></text:span><text:span text:style-name="T43_19">i</text:span><text:span text:style-name="T43_20">/</text:span><text:span text:style-name="T43_21">o</text:span><text:span text:style-name="T43_22"><text:s/></text:span><text:span text:style-name="T43_23">fica</text:span><text:span text:style-name="T43_24"><text:s/></text:span><text:span text:style-name="T43_25">a</text:span></text:p>
      <text:p text:style-name="P44"><text:span text:style-name="T44_1">null</text:span><text:span text:style-name="T44_2"><text:s/></text:span><text:span text:style-name="T44_3">l</text:span><text:span text:style-name="T44_4">?</text:span><text:span text:style-name="T44_5">atribut</text:span><text:span text:style-name="T44_6"><text:s/></text:span><text:span text:style-name="T44_7">d</text:span><text:span text:style-name="T44_8">?</text:span><text:span text:style-name="T44_9">aquella</text:span><text:span text:style-name="T44_10"><text:s/></text:span><text:span text:style-name="T44_11">vista</text:span><text:span text:style-name="T44_12"><text:s/></text:span><text:span text:style-name="T44_13">dintre</text:span><text:span text:style-name="T44_14"><text:s/></text:span><text:span text:style-name="T44_15">del</text:span><text:span text:style-name="T44_16"><text:s/></text:span><text:span text:style-name="T44_17">controlador</text:span><text:span text:style-name="T44_18"><text:s/></text:span><text:span text:style-name="T44_19">pertinent</text:span><text:span text:style-name="T44_20"><text:s/></text:span><text:span text:style-name="T44_21">i</text:span><text:span text:style-name="T44_22"><text:s/></text:span><text:span text:style-name="T44_23">que</text:span></text:p>
      <text:p text:style-name="P45"><text:span text:style-name="T45_1">el</text:span><text:span text:style-name="T45_2"><text:s/></text:span><text:span text:style-name="T45_3">mètode</text:span><text:span text:style-name="T45_4"><text:s/></text:span><text:span text:style-name="T45_5">show</text:span><text:span text:style-name="T45_6">()<text:s/></text:span><text:span text:style-name="T45_7">envia</text:span><text:span text:style-name="T45_8"><text:s/></text:span><text:span text:style-name="T45_9">a</text:span><text:span text:style-name="T45_10"><text:s/></text:span><text:span text:style-name="T45_11">pintar</text:span><text:span text:style-name="T45_12"><text:s/></text:span><text:span text:style-name="T45_13">la</text:span><text:span text:style-name="T45_14"><text:s/></text:span><text:span text:style-name="T45_15">vista</text:span><text:span text:style-name="T45_16"><text:s/></text:span><text:span text:style-name="T45_17">per</text:span><text:span text:style-name="T45_18"><text:s/></text:span><text:span text:style-name="T45_19">pantalla</text:span><text:span text:style-name="T45_20">.<text:s/></text:span><text:span text:style-name="T45_21">Això</text:span><text:span text:style-name="T45_22"><text:s/></text:span><text:span text:style-name="T45_23">es</text:span><text:span text:style-name="T45_24"><text:s/></text:span><text:span text:style-name="T45_25">així</text:span><text:span text:style-name="T45_26">??</text:span></text:p>
      <text:p text:style-name="P46"><text:span text:style-name="T46_1">Ho</text:span><text:span text:style-name="T46_2"><text:s/></text:span><text:span text:style-name="T46_3">hem</text:span><text:span text:style-name="T46_4"><text:s/></text:span><text:span text:style-name="T46_5">d</text:span><text:span text:style-name="T46_6">?</text:span><text:span text:style-name="T46_7">especificar</text:span><text:span text:style-name="T46_8"><text:s/></text:span><text:span text:style-name="T46_9">al</text:span><text:span text:style-name="T46_10"><text:s/></text:span><text:span text:style-name="T46_11">nostre</text:span><text:span text:style-name="T46_12"><text:s/></text:span><text:span text:style-name="T46_13">diagrama</text:span><text:span text:style-name="T46_14">??<text:s/></text:span><text:span text:style-name="T46_15">Vull</text:span><text:span text:style-name="T46_16"><text:s/></text:span><text:span text:style-name="T46_17">dir</text:span><text:span text:style-name="T46_18">,<text:s/></text:span><text:span text:style-name="T46_19">quan</text:span><text:span text:style-name="T46_20"><text:s/></text:span><text:span text:style-name="T46_21">creem</text:span><text:span text:style-name="T46_22"><text:s/></text:span><text:span text:style-name="T46_23">la</text:span></text:p>
      <text:p text:style-name="P47"><text:span text:style-name="T47_1">vista</text:span><text:span text:style-name="T47_2">,<text:s/></text:span><text:span text:style-name="T47_3">hem</text:span><text:span text:style-name="T47_4"><text:s/></text:span><text:span text:style-name="T47_5">d</text:span><text:span text:style-name="T47_6">?</text:span><text:span text:style-name="T47_7">igualar</text:span><text:span text:style-name="T47_8"><text:s/></text:span><text:span text:style-name="T47_9">l</text:span><text:span text:style-name="T47_10">?</text:span><text:span text:style-name="T47_11">atribut</text:span><text:span text:style-name="T47_12"><text:s/></text:span><text:span text:style-name="T47_13">de</text:span><text:span text:style-name="T47_14"><text:s/></text:span><text:span text:style-name="T47_15">la</text:span><text:span text:style-name="T47_16"><text:s/></text:span><text:span text:style-name="T47_17">classe</text:span><text:span text:style-name="T47_18"><text:s/></text:span><text:span text:style-name="T47_19">a</text:span><text:span text:style-name="T47_20"><text:s/></text:span><text:span text:style-name="T47_21">la</text:span><text:span text:style-name="T47_22"><text:s/></text:span><text:span text:style-name="T47_23">nova</text:span><text:span text:style-name="T47_24"><text:s/></text:span><text:span text:style-name="T47_25">vista</text:span><text:span text:style-name="T47_26"><text:s/></text:span><text:span text:style-name="T47_27">creada</text:span><text:span text:style-name="T47_28"><text:s/></text:span><text:span text:style-name="T47_29">i</text:span></text:p>
      <text:p text:style-name="P48"><text:span text:style-name="T48_1">especificar</text:span><text:span text:style-name="T48_2"><text:s/></text:span><text:span text:style-name="T48_3">aquest</text:span><text:span text:style-name="T48_4"><text:s/></text:span><text:span text:style-name="T48_5">atribut</text:span><text:span text:style-name="T48_6"><text:s/></text:span><text:span text:style-name="T48_7">dintre</text:span><text:span text:style-name="T48_8"><text:s/></text:span><text:span text:style-name="T48_9">del</text:span><text:span text:style-name="T48_10"><text:s/></text:span><text:span text:style-name="T48_11">diagrama</text:span><text:span text:style-name="T48_12"><text:s/></text:span><text:span text:style-name="T48_13">de</text:span><text:span text:style-name="T48_14"><text:s/></text:span><text:span text:style-name="T48_15">classes</text:span><text:span text:style-name="T48_16">?<text:s/></text:span><text:span text:style-name="T48_17">I</text:span><text:span text:style-name="T48_18"><text:s/></text:span><text:span text:style-name="T48_19">després</text:span></text:p>
      <text:p text:style-name="P49"><text:span text:style-name="T49_1">de</text:span><text:span text:style-name="T49_2"><text:s/></text:span><text:span text:style-name="T49_3">tancar</text:span><text:span text:style-name="T49_4">(),<text:s/></text:span><text:span text:style-name="T49_5">hem</text:span><text:span text:style-name="T49_6"><text:s/></text:span><text:span text:style-name="T49_7">d</text:span><text:span text:style-name="T49_8">?</text:span><text:span text:style-name="T49_9">especificar</text:span><text:span text:style-name="T49_10"><text:s/></text:span><text:span text:style-name="T49_11">la</text:span><text:span text:style-name="T49_12"><text:s/></text:span><text:span text:style-name="T49_13">destrucció</text:span><text:span text:style-name="T49_14"><text:s/></text:span><text:span text:style-name="T49_15">de</text:span><text:span text:style-name="T49_16"><text:s/></text:span><text:span text:style-name="T49_17">l</text:span><text:span text:style-name="T49_18">?</text:span><text:span text:style-name="T49_19">objecte</text:span><text:span text:style-name="T49_20"><text:s/></text:span><text:span text:style-name="T49_21">i</text:span><text:span text:style-name="T49_22"><text:s/></text:span><text:span text:style-name="T49_23">ficar</text:span></text:p>
      <text:p text:style-name="P50"><text:span text:style-name="T50_1">l</text:span><text:span text:style-name="T50_2">?</text:span><text:span text:style-name="T50_3">atribut</text:span><text:span text:style-name="T50_4"><text:s/></text:span><text:span text:style-name="T50_5">a</text:span><text:span text:style-name="T50_6"><text:s/></text:span><text:span text:style-name="T50_7">null</text:span><text:span text:style-name="T50_8">?<text:s/></text:span><text:span text:style-name="T50_9">L</text:span><text:span text:style-name="T50_10">?</text:span><text:span text:style-name="T50_11">altre</text:span><text:span text:style-name="T50_12"><text:s/></text:span><text:span text:style-name="T50_13">cosa</text:span><text:span text:style-name="T50_14"><text:s/></text:span><text:span text:style-name="T50_15">que</text:span><text:span text:style-name="T50_16"><text:s/></text:span><text:span text:style-name="T50_17">sem</text:span><text:span text:style-name="T50_18"><text:s/></text:span><text:span text:style-name="T50_19">acut</text:span><text:span text:style-name="T50_20">,<text:s/></text:span><text:span text:style-name="T50_21">es</text:span><text:span text:style-name="T50_22"><text:s/></text:span><text:span text:style-name="T50_23">que</text:span><text:span text:style-name="T50_24"><text:s/></text:span><text:span text:style-name="T50_25">al</text:span><text:span text:style-name="T50_26"><text:s/></text:span><text:span text:style-name="T50_27">crear</text:span><text:span text:style-name="T50_28"><text:s/></text:span><text:span text:style-name="T50_29">el</text:span></text:p>
      <text:p text:style-name="P51"><text:span text:style-name="T51_1">controlador</text:span><text:span text:style-name="T51_2">,<text:s/></text:span><text:span text:style-name="T51_3">el</text:span><text:span text:style-name="T51_4"><text:s/></text:span><text:span text:style-name="T51_5">propi</text:span><text:span text:style-name="T51_6"><text:s/></text:span><text:span text:style-name="T51_7">constructor</text:span><text:span text:style-name="T51_8"><text:s/></text:span><text:span text:style-name="T51_9">inicialitzi</text:span><text:span text:style-name="T51_10"><text:s/></text:span><text:span text:style-name="T51_11">totes</text:span><text:span text:style-name="T51_12"><text:s/></text:span><text:span text:style-name="T51_13">les</text:span><text:span text:style-name="T51_14"><text:s/></text:span><text:span text:style-name="T51_15">vistes</text:span><text:span text:style-name="T51_16"><text:s/></text:span><text:span text:style-name="T51_17">que</text:span><text:span text:style-name="T51_18"><text:s/></text:span><text:span text:style-name="T51_19">te</text:span></text:p>
      <text:p text:style-name="P52"><text:span text:style-name="T52_1">dintre</text:span><text:span text:style-name="T52_2"><text:s/></text:span><text:span text:style-name="T52_3">i</text:span><text:span text:style-name="T52_4"><text:s/></text:span><text:span text:style-name="T52_5">que</text:span><text:span text:style-name="T52_6"><text:s/></text:span><text:span text:style-name="T52_7">el</text:span><text:span text:style-name="T52_8"><text:s/></text:span><text:span text:style-name="T52_9">show</text:span><text:span text:style-name="T52_10">()<text:s/></text:span><text:span text:style-name="T52_11">i</text:span><text:span text:style-name="T52_12"><text:s/></text:span><text:span text:style-name="T52_13">el</text:span><text:span text:style-name="T52_14"><text:s/></text:span><text:span text:style-name="T52_15">tancar</text:span><text:span text:style-name="T52_16">()<text:s/></text:span><text:span text:style-name="T52_17">simplement</text:span><text:span text:style-name="T52_18"><text:s/></text:span><text:span text:style-name="T52_19">mostren</text:span><text:span text:style-name="T52_20"><text:s/></text:span><text:span text:style-name="T52_21">o</text:span><text:span text:style-name="T52_22"><text:s/></text:span><text:span text:style-name="T52_23">amaguen</text:span><text:span text:style-name="T52_24"><text:s/></text:span><text:span text:style-name="T52_25">la</text:span></text:p>
      <text:p text:style-name="P53"><text:span text:style-name="T53_1">finestra</text:span><text:span text:style-name="T53_2"><text:s/></text:span><text:span text:style-name="T53_3">de</text:span><text:span text:style-name="T53_4"><text:s/></text:span><text:span text:style-name="T53_5">la</text:span><text:span text:style-name="T53_6"><text:s/></text:span><text:span text:style-name="T53_7">vista</text:span><text:span text:style-name="T53_8"><text:s/></text:span><text:span text:style-name="T53_9">en</text:span><text:span text:style-name="T53_10"><text:s/></text:span><text:span text:style-name="T53_11">si</text:span><text:span text:style-name="T53_12">.<text:s/></text:span><text:span text:style-name="T53_13">Crec</text:span><text:span text:style-name="T53_14"><text:s/></text:span><text:span text:style-name="T53_15">que</text:span><text:span text:style-name="T53_16"><text:s/></text:span><text:span text:style-name="T53_17">algunes</text:span><text:span text:style-name="T53_18"><text:s/></text:span><text:span text:style-name="T53_19">tecnologies</text:span><text:span text:style-name="T53_20"><text:s/></text:span><text:span text:style-name="T53_21">de</text:span><text:span text:style-name="T53_22"><text:s/></text:span><text:span text:style-name="T53_23">JAVA</text:span><text:span text:style-name="T53_24"><text:s/></text:span><text:span text:style-name="T53_25">ho</text:span></text:p>
      <text:p text:style-name="P54"><text:span text:style-name="T54_1">fan</text:span><text:span text:style-name="T54_2"><text:s/></text:span><text:span text:style-name="T54_3">d</text:span><text:span text:style-name="T54_4">?</text:span><text:span text:style-name="T54_5">aquesta</text:span><text:span text:style-name="T54_6"><text:s/></text:span><text:span text:style-name="T54_7">manera</text:span><text:span text:style-name="T54_8">.<text:s/></text:span><text:span text:style-name="T54_9">Com</text:span><text:span text:style-name="T54_10"><text:s/></text:span><text:span text:style-name="T54_11">veuràs</text:span><text:span text:style-name="T54_12">,<text:s/></text:span><text:span text:style-name="T54_13">anem</text:span><text:span text:style-name="T54_14"><text:s/></text:span><text:span text:style-name="T54_15">una</text:span><text:span text:style-name="T54_16"><text:s/></text:span><text:span text:style-name="T54_17">mica</text:span><text:span text:style-name="T54_18"><text:s/></text:span><text:span text:style-name="T54_19">perduts</text:span><text:span text:style-name="T54_20"><text:s/></text:span><text:span text:style-name="T54_21">amb</text:span><text:span text:style-name="T54_22"><text:s/></text:span><text:span text:style-name="T54_23">aquest</text:span></text:p>
      <text:p text:style-name="P55"><text:span text:style-name="T55_1">tema</text:span><text:span text:style-name="T55_2">.<text:s/></text:span><text:span text:style-name="T55_3">T</text:span><text:span text:style-name="T55_4">?</text:span><text:span text:style-name="T55_5">agrairia</text:span><text:span text:style-name="T55_6"><text:s/></text:span><text:span text:style-name="T55_7">que</text:span><text:span text:style-name="T55_8"><text:s/></text:span><text:span text:style-name="T55_9">ens</text:span><text:span text:style-name="T55_10"><text:s/></text:span><text:span text:style-name="T55_11">poguessis</text:span><text:span text:style-name="T55_12"><text:s/></text:span><text:span text:style-name="T55_13">fer</text:span><text:span text:style-name="T55_14"><text:s/>5<text:s/></text:span><text:span text:style-name="T55_15">cèntims</text:span><text:span text:style-name="T55_16"><text:s/></text:span><text:span text:style-name="T55_17">de</text:span><text:span text:style-name="T55_18"><text:s/></text:span><text:span text:style-name="T55_19">com</text:span><text:span text:style-name="T55_20"><text:s/></text:span><text:span text:style-name="T55_21">funciona</text:span><text:span text:style-name="T55_22">.</text:span></text:p>
      <text:p text:style-name="P56"><text:span text:style-name="T56_1">R</text:span><text:span text:style-name="T56_2">&gt;<text:s/></text:span><text:span text:style-name="T56_3">De</text:span><text:span text:style-name="T56_4"><text:s/></text:span><text:span text:style-name="T56_5">fet</text:span><text:span text:style-name="T56_6">,<text:s/></text:span><text:span text:style-name="T56_7">hi</text:span><text:span text:style-name="T56_8"><text:s/></text:span><text:span text:style-name="T56_9">ha</text:span><text:span text:style-name="T56_10"><text:s/></text:span><text:span text:style-name="T56_11">moltes</text:span><text:span text:style-name="T56_12"><text:s/></text:span><text:span text:style-name="T56_13">maneres</text:span><text:span text:style-name="T56_14"><text:s/></text:span><text:span text:style-name="T56_15">de</text:span><text:span text:style-name="T56_16"><text:s/></text:span><text:span text:style-name="T56_17">fer</text:span><text:span text:style-name="T56_18">-</text:span><text:span text:style-name="T56_19">ho</text:span><text:span text:style-name="T56_20">.<text:s/></text:span><text:span text:style-name="T56_21">No</text:span><text:span text:style-name="T56_22"><text:s/></text:span><text:span text:style-name="T56_23">hi</text:span><text:span text:style-name="T56_24"><text:s/></text:span><text:span text:style-name="T56_25">ha</text:span><text:span text:style-name="T56_26"><text:s/></text:span><text:span text:style-name="T56_27">una</text:span><text:span text:style-name="T56_28"><text:s/></text:span><text:span text:style-name="T56_29">única</text:span><text:span text:style-name="T56_30"><text:s/></text:span><text:span text:style-name="T56_31">solució</text:span><text:span text:style-name="T56_32">.<text:s/></text:span><text:span text:style-name="T56_33">Jo</text:span><text:span text:style-name="T56_34"><text:s/></text:span><text:span text:style-name="T56_35">ho</text:span><text:span text:style-name="T56_36"><text:s/></text:span><text:span text:style-name="T56_37">faria</text:span><text:span text:style-name="T56_38"><text:s/></text:span><text:span text:style-name="T56_39">de</text:span><text:span text:style-name="T56_40"><text:s/></text:span><text:span text:style-name="T56_41">la</text:span><text:span text:style-name="T56_42"><text:s/></text:span><text:span text:style-name="T56_43">següent</text:span><text:span text:style-name="T56_44"><text:s/></text:span><text:span text:style-name="T56_45">manera</text:span><text:span text:style-name="T56_46">.<text:s/></text:span><text:span text:style-name="T56_47">El</text:span><text:span text:style-name="T56_48"><text:s/></text:span><text:span text:style-name="T56_49">controlador</text:span><text:span text:style-name="T56_50"><text:s/></text:span><text:span text:style-name="T56_51">crea</text:span><text:span text:style-name="T56_52"><text:s/></text:span><text:span text:style-name="T56_53">la</text:span><text:span text:style-name="T56_54"><text:s/></text:span><text:span text:style-name="T56_55">vista</text:span><text:span text:style-name="T56_56"><text:s/></text:span><text:span text:style-name="T56_57">i</text:span><text:span text:style-name="T56_58"><text:s/></text:span><text:span text:style-name="T56_59">guarda</text:span><text:span text:style-name="T56_60"><text:s/></text:span><text:span text:style-name="T56_61">l</text:span><text:span text:style-name="T56_62">'</text:span><text:span text:style-name="T56_63">associació</text:span><text:span text:style-name="T56_64"><text:s/>(</text:span><text:span text:style-name="T56_65">no</text:span><text:span text:style-name="T56_66"><text:s/></text:span><text:span text:style-name="T56_67">hi</text:span><text:span text:style-name="T56_68"><text:s/></text:span><text:span text:style-name="T56_69">ha</text:span><text:span text:style-name="T56_70"><text:s/></text:span><text:span text:style-name="T56_71">atributs</text:span><text:span text:style-name="T56_72">,<text:s/></text:span></text:p>
      <text:p text:style-name="P57"><text:span text:style-name="T57_1">són</text:span><text:span text:style-name="T57_2"><text:s/></text:span><text:span text:style-name="T57_3">associacions</text:span><text:span text:style-name="T57_4">).<text:s/></text:span><text:span text:style-name="T57_5">EL</text:span><text:span text:style-name="T57_6"><text:s/></text:span><text:span text:style-name="T57_7">controlador</text:span><text:span text:style-name="T57_8"><text:s/></text:span><text:span text:style-name="T57_9">quan</text:span><text:span text:style-name="T57_10"><text:s/></text:span><text:span text:style-name="T57_11">necessita</text:span><text:span text:style-name="T57_12"><text:s/></text:span><text:span text:style-name="T57_13">la</text:span><text:span text:style-name="T57_14"><text:s/></text:span><text:span text:style-name="T57_15">vista</text:span><text:span text:style-name="T57_16"><text:s/></text:span><text:span text:style-name="T57_17">l</text:span><text:span text:style-name="T57_18">'</text:span><text:span text:style-name="T57_19">usa</text:span><text:span text:style-name="T57_20"><text:s/></text:span><text:span text:style-name="T57_21">ja</text:span><text:span text:style-name="T57_22"><text:s/></text:span><text:span text:style-name="T57_23">que</text:span><text:span text:style-name="T57_24"><text:s/></text:span><text:span text:style-name="T57_25">té</text:span><text:span text:style-name="T57_26"><text:s/></text:span><text:span text:style-name="T57_27">l</text:span><text:span text:style-name="T57_28">'</text:span><text:span text:style-name="T57_29">associació</text:span><text:span text:style-name="T57_30"><text:s/></text:span></text:p>
      <text:p text:style-name="P58"><text:span text:style-name="T58_1">guardada</text:span><text:span text:style-name="T58_2">.<text:s/></text:span><text:span text:style-name="T58_3">Podeu</text:span><text:span text:style-name="T58_4"><text:s/></text:span><text:span text:style-name="T58_5">tancar</text:span><text:span text:style-name="T58_6"><text:s/></text:span><text:span text:style-name="T58_7">pantalles</text:span><text:span text:style-name="T58_8"><text:s/></text:span><text:span text:style-name="T58_9">però</text:span><text:span text:style-name="T58_10"><text:s/></text:span><text:span text:style-name="T58_11">això</text:span><text:span text:style-name="T58_12"><text:s/></text:span><text:span text:style-name="T58_13">no</text:span><text:span text:style-name="T58_14"><text:s/></text:span><text:span text:style-name="T58_15">vol</text:span><text:span text:style-name="T58_16"><text:s/></text:span><text:span text:style-name="T58_17">dir</text:span><text:span text:style-name="T58_18"><text:s/></text:span><text:span text:style-name="T58_19">destruir</text:span><text:span text:style-name="T58_20"><text:s/></text:span><text:span text:style-name="T58_21">la</text:span><text:span text:style-name="T58_22"><text:s/></text:span><text:span text:style-name="T58_23">vista</text:span><text:span text:style-name="T58_24">.<text:s/></text:span><text:span text:style-name="T58_25">Una</text:span><text:span text:style-name="T58_26"><text:s/></text:span><text:span text:style-name="T58_27">vista</text:span><text:span text:style-name="T58_28"><text:s/></text:span><text:span text:style-name="T58_29">no</text:span><text:span text:style-name="T58_30"><text:s/></text:span><text:span text:style-name="T58_31">és</text:span><text:span text:style-name="T58_32"><text:s/></text:span></text:p>
      <text:p text:style-name="P59"><text:span text:style-name="T59_1">una</text:span><text:span text:style-name="T59_2"><text:s/></text:span><text:span text:style-name="T59_3">pantalla</text:span><text:span text:style-name="T59_4">.<text:s/></text:span><text:span text:style-name="T59_5">És</text:span><text:span text:style-name="T59_6"><text:s/></text:span><text:span text:style-name="T59_7">una</text:span><text:span text:style-name="T59_8"><text:s/></text:span><text:span text:style-name="T59_9">classe</text:span><text:span text:style-name="T59_10"><text:s/></text:span><text:span text:style-name="T59_11">que</text:span><text:span text:style-name="T59_12"><text:s/></text:span><text:span text:style-name="T59_13">gestiona</text:span><text:span text:style-name="T59_14"><text:s/></text:span><text:span text:style-name="T59_15">una</text:span><text:span text:style-name="T59_16"><text:s/></text:span><text:span text:style-name="T59_17">o</text:span><text:span text:style-name="T59_18"><text:s/></text:span><text:span text:style-name="T59_19">més</text:span><text:span text:style-name="T59_20"><text:s/></text:span><text:span text:style-name="T59_21">pantalles</text:span><text:span text:style-name="T59_22">.<text:s/></text:span><text:span text:style-name="T59_23">De</text:span><text:span text:style-name="T59_24"><text:s/></text:span><text:span text:style-name="T59_25">fet</text:span><text:span text:style-name="T59_26"><text:s/></text:span><text:span text:style-name="T59_27">no</text:span><text:span text:style-name="T59_28"><text:s/></text:span><text:span text:style-name="T59_29">destruiria</text:span><text:span text:style-name="T59_30"><text:s/></text:span><text:span text:style-name="T59_31">la</text:span><text:span text:style-name="T59_32"><text:s/></text:span></text:p>
      <text:p text:style-name="P60"><text:span text:style-name="T60_1">vista</text:span><text:span text:style-name="T60_2"><text:s/></text:span><text:span text:style-name="T60_3">o</text:span><text:span text:style-name="T60_4"><text:s/></text:span><text:span text:style-name="T60_5">ho</text:span><text:span text:style-name="T60_6"><text:s/></text:span><text:span text:style-name="T60_7">faria</text:span><text:span text:style-name="T60_8"><text:s/></text:span><text:span text:style-name="T60_9">al</text:span><text:span text:style-name="T60_10"><text:s/></text:span><text:span text:style-name="T60_11">final</text:span><text:span text:style-name="T60_12">.<text:s/></text:span><text:span text:style-name="T60_13">La</text:span><text:span text:style-name="T60_14"><text:s/></text:span><text:span text:style-name="T60_15">vista</text:span><text:span text:style-name="T60_16"><text:s/></text:span><text:span text:style-name="T60_17">no</text:span><text:span text:style-name="T60_18"><text:s/></text:span><text:span text:style-name="T60_19">és</text:span><text:span text:style-name="T60_20"><text:s/></text:span><text:span text:style-name="T60_21">un</text:span><text:span text:style-name="T60_22"><text:s/></text:span><text:span text:style-name="T60_23">objecte</text:span><text:span text:style-name="T60_24"><text:s/></text:span><text:span text:style-name="T60_25">persistent</text:span><text:span text:style-name="T60_26"><text:s/></text:span><text:span text:style-name="T60_27">i</text:span><text:span text:style-name="T60_28"><text:s/></text:span><text:span text:style-name="T60_29">per</text:span><text:span text:style-name="T60_30"><text:s/></text:span><text:span text:style-name="T60_31">tant</text:span><text:span text:style-name="T60_32"><text:s/></text:span><text:span text:style-name="T60_33">quan</text:span><text:span text:style-name="T60_34"><text:s/></text:span><text:span text:style-name="T60_35">tanquis</text:span><text:span text:style-name="T60_36"><text:s/></text:span></text:p>
      <text:p text:style-name="P61"><text:span text:style-name="T61_1">el</text:span><text:span text:style-name="T61_2"><text:s/></text:span><text:span text:style-name="T61_3">sistema</text:span><text:span text:style-name="T61_4"><text:s/></text:span><text:span text:style-name="T61_5">l</text:span><text:span text:style-name="T61_6">'</text:span><text:span text:style-name="T61_7">objecte</text:span><text:span text:style-name="T61_8"><text:s/></text:span><text:span text:style-name="T61_9">desapareixerà</text:span><text:span text:style-name="T61_10">.<text:s/></text:span><text:span text:style-name="T61_11">Per</text:span><text:span text:style-name="T61_12"><text:s/></text:span><text:span text:style-name="T61_13">la</text:span><text:span text:style-name="T61_14"><text:s/></text:span><text:span text:style-name="T61_15">pregunta</text:span><text:span text:style-name="T61_16"><text:s/></text:span><text:span text:style-name="T61_17">que</text:span><text:span text:style-name="T61_18"><text:s/></text:span><text:span text:style-name="T61_19">fas</text:span><text:span text:style-name="T61_20"><text:s/></text:span><text:span text:style-name="T61_21">sembla</text:span><text:span text:style-name="T61_22"><text:s/></text:span><text:span text:style-name="T61_23">que</text:span><text:span text:style-name="T61_24"><text:s/></text:span><text:span text:style-name="T61_25">confoneu</text:span><text:span text:style-name="T61_26"><text:s/></text:span><text:span text:style-name="T61_27">vista</text:span><text:span text:style-name="T61_28"><text:s/></text:span><text:span text:style-name="T61_29">amb</text:span><text:span text:style-name="T61_30"><text:s/></text:span></text:p>
      <text:p text:style-name="P62"><text:span text:style-name="T62_1">pantalla</text:span><text:span text:style-name="T62_2">.<text:s/></text:span><text:span text:style-name="T62_3">No</text:span><text:span text:style-name="T62_4"><text:s/></text:span><text:span text:style-name="T62_5">sé</text:span><text:span text:style-name="T62_6"><text:s/></text:span><text:span text:style-name="T62_7">si</text:span><text:span text:style-name="T62_8"><text:s/></text:span><text:span text:style-name="T62_9">és</text:span><text:span text:style-name="T62_10"><text:s/></text:span><text:span text:style-name="T62_11">així</text:span><text:span text:style-name="T62_12">.</text:span></text:p>
      <text:p text:style-name="P63"/>
      <text:p text:style-name="P64"><text:span text:style-name="T64_1"><text:a xlink:type="simple" xlink:href="https://webmail.fib.upc.edu/horde/imp/message.php?index=303#"><text:span text:style-name="T64_2">[</text:span></text:a></text:span><text:span text:style-name="T64_3"><text:a xlink:type="simple" xlink:href="https://webmail.fib.upc.edu/horde/imp/message.php?index=303#"><text:span text:style-name="T64_4">Oculta</text:span></text:a></text:span><text:span text:style-name="T64_5"><text:a xlink:type="simple" xlink:href="https://webmail.fib.upc.edu/horde/imp/message.php?index=303#"><text:span text:style-name="T64_6"><text:s/></text:span></text:a></text:span><text:span text:style-name="T64_7"><text:a xlink:type="simple" xlink:href="https://webmail.fib.upc.edu/horde/imp/message.php?index=303#"><text:span text:style-name="T64_8">text</text:span></text:a></text:span><text:span text:style-name="T64_9"><text:a xlink:type="simple" xlink:href="https://webmail.fib.upc.edu/horde/imp/message.php?index=303#"><text:span text:style-name="T64_10"><text:s/></text:span></text:a></text:span><text:span text:style-name="T64_11"><text:a xlink:type="simple" xlink:href="https://webmail.fib.upc.edu/horde/imp/message.php?index=303#"><text:span text:style-name="T64_12">citat</text:span></text:a></text:span><text:span text:style-name="T64_13"><text:a xlink:type="simple" xlink:href="https://webmail.fib.upc.edu/horde/imp/message.php?index=303#"><text:span text:style-name="T64_14">]</text:span></text:a></text:span></text:p>
      <text:p text:style-name="P65"><text:span text:style-name="T65_1">3.<text:s/></text:span><text:span text:style-name="T65_2">Com</text:span><text:span text:style-name="T65_3"><text:s/></text:span><text:span text:style-name="T65_4">podràs</text:span><text:span text:style-name="T65_5"><text:s/></text:span><text:span text:style-name="T65_6">comprovar</text:span><text:span text:style-name="T65_7">,<text:s/></text:span><text:span text:style-name="T65_8">cada</text:span><text:span text:style-name="T65_9"><text:s/></text:span><text:span text:style-name="T65_10">vegada</text:span><text:span text:style-name="T65_11"><text:s/></text:span><text:span text:style-name="T65_12">que</text:span><text:span text:style-name="T65_13"><text:s/></text:span><text:span text:style-name="T65_14">creem</text:span><text:span text:style-name="T65_15"><text:s/></text:span><text:span text:style-name="T65_16">una</text:span><text:span text:style-name="T65_17"><text:s/></text:span><text:span text:style-name="T65_18">vista</text:span><text:span text:style-name="T65_19">,<text:s/></text:span><text:span text:style-name="T65_20">el</text:span></text:p>
      <text:p text:style-name="P66"><text:span text:style-name="T66_1">constructor</text:span><text:span text:style-name="T66_2"><text:s/></text:span><text:span text:style-name="T66_3">de</text:span><text:span text:style-name="T66_4"><text:s/></text:span><text:span text:style-name="T66_5">la</text:span><text:span text:style-name="T66_6"><text:s/></text:span><text:span text:style-name="T66_7">vista</text:span><text:span text:style-name="T66_8"><text:s/></text:span><text:span text:style-name="T66_9">crida</text:span><text:span text:style-name="T66_10"><text:s/></text:span><text:span text:style-name="T66_11">a</text:span><text:span text:style-name="T66_12"><text:s/></text:span><text:span text:style-name="T66_13">un</text:span><text:span text:style-name="T66_14"><text:s/></text:span><text:span text:style-name="T66_15">mètode</text:span><text:span text:style-name="T66_16"><text:s/></text:span><text:span text:style-name="T66_17">init</text:span><text:span text:style-name="T66_18">()<text:s/></text:span><text:span text:style-name="T66_19">aquest</text:span><text:span text:style-name="T66_20"><text:s/></text:span><text:span text:style-name="T66_21">mètode</text:span><text:span text:style-name="T66_22"><text:s/></text:span><text:span text:style-name="T66_23">init</text:span><text:span text:style-name="T66_24">()</text:span></text:p>
      <text:p text:style-name="P67"><text:span text:style-name="T67_1">el</text:span><text:span text:style-name="T67_2"><text:s/></text:span><text:span text:style-name="T67_3">que</text:span><text:span text:style-name="T67_4"><text:s/></text:span><text:span text:style-name="T67_5">fa</text:span><text:span text:style-name="T67_6"><text:s/></text:span><text:span text:style-name="T67_7">es</text:span><text:span text:style-name="T67_8"><text:s/></text:span><text:span text:style-name="T67_9">crear</text:span><text:span text:style-name="T67_10"><text:s/></text:span><text:span text:style-name="T67_11">tots</text:span><text:span text:style-name="T67_12"><text:s/></text:span><text:span text:style-name="T67_13">els</text:span><text:span text:style-name="T67_14"><text:s/></text:span><text:span text:style-name="T67_15">objectes</text:span><text:span text:style-name="T67_16"><text:s/></text:span><text:span text:style-name="T67_17">o</text:span><text:span text:style-name="T67_18"><text:s/></text:span><text:span text:style-name="T67_19">controls</text:span><text:span text:style-name="T67_20"><text:s/></text:span><text:span text:style-name="T67_21">de</text:span><text:span text:style-name="T67_22"><text:s/></text:span><text:span text:style-name="T67_23">la</text:span><text:span text:style-name="T67_24"><text:s/></text:span><text:span text:style-name="T67_25">vista</text:span><text:span text:style-name="T67_26"><text:s/>(</text:span><text:span text:style-name="T67_27">buttons</text:span><text:span text:style-name="T67_28">,</text:span></text:p>
      <text:p text:style-name="P68"><text:span text:style-name="T68_1">labels</text:span><text:span text:style-name="T68_2">,...)<text:s/></text:span><text:span text:style-name="T68_3">i</text:span><text:span text:style-name="T68_4"><text:s/></text:span><text:span text:style-name="T68_5">inicialitzar</text:span><text:span text:style-name="T68_6">-</text:span><text:span text:style-name="T68_7">los</text:span><text:span text:style-name="T68_8"><text:s/></text:span><text:span text:style-name="T68_9">a</text:span><text:span text:style-name="T68_10"><text:s/></text:span><text:span text:style-name="T68_11">algun</text:span><text:span text:style-name="T68_12"><text:s/></text:span><text:span text:style-name="T68_13">valor</text:span><text:span text:style-name="T68_14"><text:s/></text:span><text:span text:style-name="T68_15">si</text:span><text:span text:style-name="T68_16"><text:s/></text:span><text:span text:style-name="T68_17">cal</text:span><text:span text:style-name="T68_18">.<text:s/></text:span><text:span text:style-name="T68_19">Aquest</text:span><text:span text:style-name="T68_20"><text:s/></text:span><text:span text:style-name="T68_21">patró</text:span><text:span text:style-name="T68_22"><text:s/></text:span><text:span text:style-name="T68_23">es</text:span></text:p>
      <text:p text:style-name="P69"><text:span text:style-name="T69_1">correcte</text:span><text:span text:style-name="T69_2">?<text:s/></text:span><text:span text:style-name="T69_3">S</text:span><text:span text:style-name="T69_4">?</text:span><text:span text:style-name="T69_5">han</text:span><text:span text:style-name="T69_6"><text:s/></text:span><text:span text:style-name="T69_7">d</text:span><text:span text:style-name="T69_8">?</text:span><text:span text:style-name="T69_9">especificar</text:span><text:span text:style-name="T69_10"><text:s/></text:span><text:span text:style-name="T69_11">en</text:span><text:span text:style-name="T69_12"><text:s/></text:span><text:span text:style-name="T69_13">el</text:span><text:span text:style-name="T69_14"><text:s/></text:span><text:span text:style-name="T69_15">diagrames</text:span><text:span text:style-name="T69_16"><text:s/></text:span><text:span text:style-name="T69_17">aquestes</text:span></text:p>
      <text:p text:style-name="P70"><text:span text:style-name="T70_1">inicialitzacions</text:span><text:span text:style-name="T70_2"><text:s/></text:span><text:span text:style-name="T70_3">i</text:span><text:span text:style-name="T70_4"><text:s/></text:span><text:span text:style-name="T70_5">els</text:span><text:span text:style-name="T70_6"><text:s/></text:span><text:span text:style-name="T70_7">objectes</text:span><text:span text:style-name="T70_8"><text:s/></text:span><text:span text:style-name="T70_9">que</text:span><text:span text:style-name="T70_10"><text:s/></text:span><text:span text:style-name="T70_11">mouen</text:span><text:span text:style-name="T70_12">?<text:s/></text:span><text:span text:style-name="T70_13">O</text:span><text:span text:style-name="T70_14"><text:s/></text:span><text:span text:style-name="T70_15">es</text:span><text:span text:style-name="T70_16"><text:s/></text:span><text:span text:style-name="T70_17">pot</text:span><text:span text:style-name="T70_18"><text:s/></text:span><text:span text:style-name="T70_19">donar</text:span><text:span text:style-name="T70_20"><text:s/></text:span><text:span text:style-name="T70_21">per</text:span><text:span text:style-name="T70_22"><text:s/></text:span><text:span text:style-name="T70_23">fet</text:span><text:span text:style-name="T70_24"><text:s/></text:span><text:span text:style-name="T70_25">el</text:span></text:p>
      <text:p text:style-name="P71"><text:span text:style-name="T71_1">que</text:span><text:span text:style-name="T71_2"><text:s/></text:span><text:span text:style-name="T71_3">fan</text:span><text:span text:style-name="T71_4">?</text:span></text:p>
      <text:p text:style-name="P72"><text:span text:style-name="T72_1">R</text:span><text:span text:style-name="T72_2">&gt;<text:s/></text:span><text:span text:style-name="T72_3">No</text:span><text:span text:style-name="T72_4">,<text:s/></text:span><text:span text:style-name="T72_5">no</text:span><text:span text:style-name="T72_6"><text:s/></text:span><text:span text:style-name="T72_7">cal</text:span><text:span text:style-name="T72_8">.<text:s/></text:span><text:span text:style-name="T72_9">La</text:span><text:span text:style-name="T72_10"><text:s/></text:span><text:span text:style-name="T72_11">creació</text:span><text:span text:style-name="T72_12"><text:s/></text:span><text:span text:style-name="T72_13">de</text:span><text:span text:style-name="T72_14"><text:s/></text:span><text:span text:style-name="T72_15">buttons</text:span><text:span text:style-name="T72_16">,<text:s/></text:span><text:span text:style-name="T72_17">labels</text:span><text:span text:style-name="T72_18">,<text:s/></text:span><text:span text:style-name="T72_19">etc</text:span><text:span text:style-name="T72_20">...<text:s/></text:span><text:span text:style-name="T72_21">depèn</text:span><text:span text:style-name="T72_22"><text:s/></text:span><text:span text:style-name="T72_23">molt</text:span><text:span text:style-name="T72_24"><text:s/></text:span><text:span text:style-name="T72_25">del</text:span><text:span text:style-name="T72_26"><text:s/></text:span><text:span text:style-name="T72_27">llenguatge</text:span><text:span text:style-name="T72_28"><text:s/></text:span><text:span text:style-name="T72_29">que</text:span><text:span text:style-name="T72_30"><text:s/></text:span><text:span text:style-name="T72_31">utilitzis</text:span><text:span text:style-name="T72_32"><text:s/></text:span><text:span text:style-name="T72_33">i</text:span><text:span text:style-name="T72_34"><text:s/></text:span><text:span text:style-name="T72_35">de</text:span><text:span text:style-name="T72_36"><text:s/></text:span><text:span text:style-name="T72_37">les</text:span><text:span text:style-name="T72_38"><text:s/></text:span><text:span text:style-name="T72_39">llibreries</text:span><text:span text:style-name="T72_40"><text:s/></text:span><text:span text:style-name="T72_41">que</text:span><text:span text:style-name="T72_42"><text:s/></text:span><text:span text:style-name="T72_43">s</text:span><text:span text:style-name="T72_44">'</text:span><text:span text:style-name="T72_45">usin</text:span><text:span text:style-name="T72_46">.<text:s/></text:span><text:span text:style-name="T72_47">A</text:span><text:span text:style-name="T72_48"><text:s/></text:span><text:span text:style-name="T72_49">vegades</text:span><text:span text:style-name="T72_50"><text:s/></text:span><text:span text:style-name="T72_51">el</text:span><text:span text:style-name="T72_52"><text:s/></text:span><text:span text:style-name="T72_53">que</text:span><text:span text:style-name="T72_54"><text:s/></text:span><text:span text:style-name="T72_55">es</text:span><text:span text:style-name="T72_56"><text:s/></text:span><text:span text:style-name="T72_57">fa</text:span><text:span text:style-name="T72_58"><text:s/></text:span><text:span text:style-name="T72_59">és</text:span><text:span text:style-name="T72_60"><text:s/></text:span><text:span text:style-name="T72_61">descriure</text:span><text:span text:style-name="T72_62"><text:s/></text:span><text:span text:style-name="T72_63">textualment</text:span><text:span text:style-name="T72_64"><text:s/></text:span></text:p>
      <text:p text:style-name="P73"><text:span text:style-name="T73_1">el</text:span><text:span text:style-name="T73_2"><text:s/></text:span><text:span text:style-name="T73_3">que</text:span><text:span text:style-name="T73_4"><text:s/></text:span><text:span text:style-name="T73_5">fa</text:span><text:span text:style-name="T73_6"><text:s/></text:span><text:span text:style-name="T73_7">l</text:span><text:span text:style-name="T73_8">'</text:span><text:span text:style-name="T73_9">operació</text:span><text:span text:style-name="T73_10"><text:s/></text:span><text:span text:style-name="T73_11">però</text:span><text:span text:style-name="T73_12"><text:s/></text:span><text:span text:style-name="T73_13">no</text:span><text:span text:style-name="T73_14"><text:s/></text:span><text:span text:style-name="T73_15">es</text:span><text:span text:style-name="T73_16"><text:s/></text:span><text:span text:style-name="T73_17">fa</text:span><text:span text:style-name="T73_18"><text:s/></text:span><text:span text:style-name="T73_19">el</text:span><text:span text:style-name="T73_20"><text:s/></text:span><text:span text:style-name="T73_21">diagrama</text:span><text:span text:style-name="T73_22"><text:s/></text:span><text:span text:style-name="T73_23">de</text:span><text:span text:style-name="T73_24"><text:s/></text:span><text:span text:style-name="T73_25">seq</text:span><text:span text:style-name="T73_26">.</text:span></text:p>
      <text:p text:style-name="P74"/>
      <text:p text:style-name="P75"><text:span text:style-name="T75_1"><text:a xlink:type="simple" xlink:href="https://webmail.fib.upc.edu/horde/imp/message.php?index=303#"><text:span text:style-name="T75_2">[</text:span></text:a></text:span><text:span text:style-name="T75_3"><text:a xlink:type="simple" xlink:href="https://webmail.fib.upc.edu/horde/imp/message.php?index=303#"><text:span text:style-name="T75_4">Oculta</text:span></text:a></text:span><text:span text:style-name="T75_5"><text:a xlink:type="simple" xlink:href="https://webmail.fib.upc.edu/horde/imp/message.php?index=303#"><text:span text:style-name="T75_6"><text:s/></text:span></text:a></text:span><text:span text:style-name="T75_7"><text:a xlink:type="simple" xlink:href="https://webmail.fib.upc.edu/horde/imp/message.php?index=303#"><text:span text:style-name="T75_8">text</text:span></text:a></text:span><text:span text:style-name="T75_9"><text:a xlink:type="simple" xlink:href="https://webmail.fib.upc.edu/horde/imp/message.php?index=303#"><text:span text:style-name="T75_10"><text:s/></text:span></text:a></text:span><text:span text:style-name="T75_11"><text:a xlink:type="simple" xlink:href="https://webmail.fib.upc.edu/horde/imp/message.php?index=303#"><text:span text:style-name="T75_12">citat</text:span></text:a></text:span><text:span text:style-name="T75_13"><text:a xlink:type="simple" xlink:href="https://webmail.fib.upc.edu/horde/imp/message.php?index=303#"><text:span text:style-name="T75_14">]</text:span></text:a></text:span></text:p>
      <text:p text:style-name="P76"><text:span text:style-name="T76_1">4.<text:s/></text:span><text:span text:style-name="T76_2">Segons</text:span><text:span text:style-name="T76_3"><text:s/></text:span><text:span text:style-name="T76_4">com</text:span><text:span text:style-name="T76_5"><text:s/></text:span><text:span text:style-name="T76_6">ho</text:span><text:span text:style-name="T76_7"><text:s/></text:span><text:span text:style-name="T76_8">hem</text:span><text:span text:style-name="T76_9"><text:s/></text:span><text:span text:style-name="T76_10">plantejat</text:span><text:span text:style-name="T76_11"><text:s/></text:span><text:span text:style-name="T76_12">nosaltres</text:span><text:span text:style-name="T76_13">,<text:s/></text:span><text:span text:style-name="T76_14">sempre</text:span><text:span text:style-name="T76_15"><text:s/></text:span><text:span text:style-name="T76_16">que</text:span><text:span text:style-name="T76_17"><text:s/></text:span><text:span text:style-name="T76_18">creem</text:span><text:span text:style-name="T76_19"><text:s/></text:span><text:span text:style-name="T76_20">una</text:span><text:span text:style-name="T76_21"><text:s/></text:span><text:span text:style-name="T76_22">vista</text:span></text:p>
      <text:p text:style-name="P77"><text:span text:style-name="T77_1">ens</text:span><text:span text:style-name="T77_2"><text:s/></text:span><text:span text:style-name="T77_3">interessa</text:span><text:span text:style-name="T77_4"><text:s/></text:span><text:span text:style-name="T77_5">mostrar</text:span><text:span text:style-name="T77_6">-</text:span><text:span text:style-name="T77_7">la</text:span><text:span text:style-name="T77_8">,<text:s/></text:span><text:span text:style-name="T77_9">de</text:span><text:span text:style-name="T77_10"><text:s/></text:span><text:span text:style-name="T77_11">fet</text:span><text:span text:style-name="T77_12">,<text:s/></text:span><text:span text:style-name="T77_13">per</text:span><text:span text:style-name="T77_14"><text:s/></text:span><text:span text:style-name="T77_15">la</text:span><text:span text:style-name="T77_16"><text:s/></text:span><text:span text:style-name="T77_17">manera</text:span><text:span text:style-name="T77_18"><text:s/></text:span><text:span text:style-name="T77_19">en</text:span><text:span text:style-name="T77_20"><text:s/></text:span><text:span text:style-name="T77_21">que</text:span><text:span text:style-name="T77_22"><text:s/></text:span><text:span text:style-name="T77_23">ho</text:span><text:span text:style-name="T77_24"><text:s/></text:span><text:span text:style-name="T77_25">hem</text:span><text:span text:style-name="T77_26"><text:s/></text:span><text:span text:style-name="T77_27">fet</text:span><text:span text:style-name="T77_28">,</text:span></text:p>
      <text:p text:style-name="P78"><text:span text:style-name="T78_1">només</text:span><text:span text:style-name="T78_2"><text:s/></text:span><text:span text:style-name="T78_3">hi</text:span><text:span text:style-name="T78_4"><text:s/></text:span><text:span text:style-name="T78_5">ha</text:span><text:span text:style-name="T78_6"><text:s/></text:span><text:span text:style-name="T78_7">una</text:span><text:span text:style-name="T78_8"><text:s/></text:span><text:span text:style-name="T78_9">vista</text:span><text:span text:style-name="T78_10"><text:s/></text:span><text:span text:style-name="T78_11">en</text:span><text:span text:style-name="T78_12"><text:s/></text:span><text:span text:style-name="T78_13">execució</text:span><text:span text:style-name="T78_14"><text:s/></text:span><text:span text:style-name="T78_15">a</text:span><text:span text:style-name="T78_16"><text:s/></text:span><text:span text:style-name="T78_17">la</text:span><text:span text:style-name="T78_18"><text:s/></text:span><text:span text:style-name="T78_19">vegada</text:span><text:span text:style-name="T78_20"><text:s/></text:span><text:span text:style-name="T78_21">i</text:span><text:span text:style-name="T78_22"><text:s/></text:span><text:span text:style-name="T78_23">quan</text:span><text:span text:style-name="T78_24"><text:s/></text:span><text:span text:style-name="T78_25">es</text:span><text:span text:style-name="T78_26"><text:s/></text:span><text:span text:style-name="T78_27">dona</text:span><text:span text:style-name="T78_28"><text:s/></text:span><text:span text:style-name="T78_29">pas</text:span><text:span text:style-name="T78_30"><text:s/></text:span><text:span text:style-name="T78_31">a</text:span><text:span text:style-name="T78_32"><text:s/></text:span><text:span text:style-name="T78_33">una</text:span></text:p>
      <text:p text:style-name="P79"><text:span text:style-name="T79_1">altre</text:span><text:span text:style-name="T79_2">,<text:s/></text:span><text:span text:style-name="T79_3">l</text:span><text:span text:style-name="T79_4">?</text:span><text:span text:style-name="T79_5">actual</text:span><text:span text:style-name="T79_6"><text:s/></text:span><text:span text:style-name="T79_7">es</text:span><text:span text:style-name="T79_8"><text:s/></text:span><text:span text:style-name="T79_9">tanca</text:span><text:span text:style-name="T79_10">.<text:s/></text:span><text:span text:style-name="T79_11">Per</text:span><text:span text:style-name="T79_12"><text:s/></text:span><text:span text:style-name="T79_13">tant</text:span><text:span text:style-name="T79_14">,<text:s/></text:span><text:span text:style-name="T79_15">en</text:span><text:span text:style-name="T79_16"><text:s/></text:span><text:span text:style-name="T79_17">el</text:span><text:span text:style-name="T79_18"><text:s/></text:span><text:span text:style-name="T79_19">mateix</text:span><text:span text:style-name="T79_20"><text:s/></text:span><text:span text:style-name="T79_21">constructor</text:span><text:span text:style-name="T79_22"><text:s/></text:span><text:span text:style-name="T79_23">de</text:span><text:span text:style-name="T79_24"><text:s/></text:span><text:span text:style-name="T79_25">la</text:span></text:p>
      <text:p text:style-name="P80"><text:span text:style-name="T80_1">vista</text:span><text:span text:style-name="T80_2">,<text:s/></text:span><text:span text:style-name="T80_3">quan</text:span><text:span text:style-name="T80_4"><text:s/></text:span><text:span text:style-name="T80_5">s</text:span><text:span text:style-name="T80_6">?</text:span><text:span text:style-name="T80_7">acaba</text:span><text:span text:style-name="T80_8"><text:s/></text:span><text:span text:style-name="T80_9">la</text:span><text:span text:style-name="T80_10"><text:s/></text:span><text:span text:style-name="T80_11">inicialització</text:span><text:span text:style-name="T80_12"><text:s/></text:span><text:span text:style-name="T80_13">dels</text:span><text:span text:style-name="T80_14"><text:s/></text:span><text:span text:style-name="T80_15">controls</text:span><text:span text:style-name="T80_16">,<text:s/></text:span><text:span text:style-name="T80_17">fa</text:span><text:span text:style-name="T80_18"><text:s/></text:span><text:span text:style-name="T80_19">el</text:span><text:span text:style-name="T80_20"><text:s/></text:span><text:span text:style-name="T80_21">show</text:span><text:span text:style-name="T80_22">(),</text:span></text:p>
      <text:p text:style-name="P81"><text:span text:style-name="T81_1">això</text:span><text:span text:style-name="T81_2"><text:s/></text:span><text:span text:style-name="T81_3">es</text:span><text:span text:style-name="T81_4"><text:s/></text:span><text:span text:style-name="T81_5">correcte</text:span><text:span text:style-name="T81_6"><text:s/></text:span><text:span text:style-name="T81_7">o</text:span><text:span text:style-name="T81_8"><text:s/></text:span><text:span text:style-name="T81_9">seria</text:span><text:span text:style-name="T81_10"><text:s/></text:span><text:span text:style-name="T81_11">preferible</text:span><text:span text:style-name="T81_12"><text:s/></text:span><text:span text:style-name="T81_13">que</text:span><text:span text:style-name="T81_14"><text:s/></text:span><text:span text:style-name="T81_15">el</text:span><text:span text:style-name="T81_16"><text:s/></text:span><text:span text:style-name="T81_17">show</text:span><text:span text:style-name="T81_18">()<text:s/></text:span><text:span text:style-name="T81_19">sempre</text:span><text:span text:style-name="T81_20"><text:s/></text:span><text:span text:style-name="T81_21">el</text:span><text:span text:style-name="T81_22"><text:s/></text:span><text:span text:style-name="T81_23">fes</text:span><text:span text:style-name="T81_24"><text:s/></text:span><text:span text:style-name="T81_25">el</text:span></text:p>
      <text:p text:style-name="P82"><text:span text:style-name="T82_1">controlador</text:span><text:span text:style-name="T82_2">?</text:span></text:p>
      <text:p text:style-name="P83"><text:span text:style-name="T83_1">R</text:span><text:span text:style-name="T83_2">&gt;<text:s/></text:span><text:span text:style-name="T83_3">Si</text:span><text:span text:style-name="T83_4"><text:s/></text:span><text:span text:style-name="T83_5">sempre</text:span><text:span text:style-name="T83_6"><text:s/></text:span><text:span text:style-name="T83_7">es</text:span><text:span text:style-name="T83_8"><text:s/></text:span><text:span text:style-name="T83_9">fa</text:span><text:span text:style-name="T83_10"><text:s/></text:span><text:span text:style-name="T83_11">així</text:span><text:span text:style-name="T83_12"><text:s/></text:span><text:span text:style-name="T83_13">estaria</text:span><text:span text:style-name="T83_14"><text:s/></text:span><text:span text:style-name="T83_15">bé</text:span><text:span text:style-name="T83_16">.<text:s/></text:span><text:span text:style-name="T83_17">Afavoriu</text:span><text:span text:style-name="T83_18"><text:s/></text:span><text:span text:style-name="T83_19">la</text:span><text:span text:style-name="T83_20"><text:s/></text:span><text:span text:style-name="T83_21">reutilització</text:span><text:span text:style-name="T83_22">.<text:s/></text:span><text:span text:style-name="T83_23">Però</text:span><text:span text:style-name="T83_24">,<text:s/></text:span><text:span text:style-name="T83_25">torno</text:span><text:span text:style-name="T83_26"><text:s/></text:span><text:span text:style-name="T83_27">a</text:span><text:span text:style-name="T83_28"><text:s/></text:span><text:span text:style-name="T83_29">repetir</text:span><text:span text:style-name="T83_30">,<text:s/></text:span><text:span text:style-name="T83_31">no</text:span><text:span text:style-name="T83_32"><text:s/></text:span><text:span text:style-name="T83_33">confoneu</text:span><text:span text:style-name="T83_34"><text:s/></text:span><text:span text:style-name="T83_35">vista</text:span><text:span text:style-name="T83_36"><text:s/></text:span><text:span text:style-name="T83_37">i</text:span><text:span text:style-name="T83_38"><text:s/></text:span><text:span text:style-name="T83_39">pantalla</text:span><text:span text:style-name="T83_40">?</text:span></text:p>
      <text:p text:style-name="P84"/>
      <text:p text:style-name="P85"><text:span text:style-name="T85_1">5.<text:s/></text:span><text:span text:style-name="T85_2">Al</text:span><text:span text:style-name="T85_3"><text:s/></text:span><text:span text:style-name="T85_4">igual</text:span><text:span text:style-name="T85_5"><text:s/></text:span><text:span text:style-name="T85_6">que</text:span><text:span text:style-name="T85_7"><text:s/></text:span><text:span text:style-name="T85_8">passa</text:span><text:span text:style-name="T85_9"><text:s/></text:span><text:span text:style-name="T85_10">amb</text:span><text:span text:style-name="T85_11"><text:s/></text:span><text:span text:style-name="T85_12">el</text:span><text:span text:style-name="T85_13"><text:s/></text:span><text:span text:style-name="T85_14">init</text:span><text:span text:style-name="T85_15">(),<text:s/></text:span><text:span text:style-name="T85_16">tota</text:span><text:span text:style-name="T85_17"><text:s/></text:span><text:span text:style-name="T85_18">crida</text:span><text:span text:style-name="T85_19"><text:s/></text:span><text:span text:style-name="T85_20">a</text:span><text:span text:style-name="T85_21"><text:s/></text:span><text:span text:style-name="T85_22">una</text:span><text:span text:style-name="T85_23"><text:s/></text:span><text:span text:style-name="T85_24">funció</text:span><text:span text:style-name="T85_25"><text:s/></text:span><text:span text:style-name="T85_26">de</text:span><text:span text:style-name="T85_27"><text:s/></text:span><text:span text:style-name="T85_28">la</text:span></text:p>
      <text:p text:style-name="P86"><text:span text:style-name="T86_1">vista</text:span><text:span text:style-name="T86_2"><text:s/></text:span><text:span text:style-name="T86_3">es</text:span><text:span text:style-name="T86_4"><text:s/></text:span><text:span text:style-name="T86_5">dona</text:span><text:span text:style-name="T86_6"><text:s/></text:span><text:span text:style-name="T86_7">per</text:span><text:span text:style-name="T86_8"><text:s/></text:span><text:span text:style-name="T86_9">suposat</text:span><text:span text:style-name="T86_10"><text:s/></text:span><text:span text:style-name="T86_11">el</text:span><text:span text:style-name="T86_12"><text:s/></text:span><text:span text:style-name="T86_13">que</text:span><text:span text:style-name="T86_14"><text:s/></text:span><text:span text:style-name="T86_15">fa</text:span><text:span text:style-name="T86_16"><text:s/></text:span><text:span text:style-name="T86_17">i</text:span><text:span text:style-name="T86_18"><text:s/></text:span><text:span text:style-name="T86_19">no</text:span><text:span text:style-name="T86_20"><text:s/></text:span><text:span text:style-name="T86_21">s</text:span><text:span text:style-name="T86_22">?</text:span><text:span text:style-name="T86_23">especifica</text:span><text:span text:style-name="T86_24"><text:s/></text:span><text:span text:style-name="T86_25">dintre</text:span><text:span text:style-name="T86_26"><text:s/></text:span><text:span text:style-name="T86_27">de</text:span><text:span text:style-name="T86_28"><text:s/></text:span><text:span text:style-name="T86_29">la</text:span></text:p>
      <text:p text:style-name="P87"><text:span text:style-name="T87_1">vista</text:span><text:span text:style-name="T87_2"><text:s/></text:span><text:span text:style-name="T87_3">quins</text:span><text:span text:style-name="T87_4"><text:s/></text:span><text:span text:style-name="T87_5">controls</text:span><text:span text:style-name="T87_6"><text:s/></text:span><text:span text:style-name="T87_7">modifica</text:span><text:span text:style-name="T87_8"><text:s/></text:span><text:span text:style-name="T87_9">o</text:span><text:span text:style-name="T87_10"><text:s/></text:span><text:span text:style-name="T87_11">si</text:span><text:span text:style-name="T87_12"><text:s/></text:span><text:span text:style-name="T87_13">obre</text:span><text:span text:style-name="T87_14"><text:s/></text:span><text:span text:style-name="T87_15">algun</text:span><text:span text:style-name="T87_16"><text:s/></text:span><text:span text:style-name="T87_17">tipus</text:span><text:span text:style-name="T87_18"><text:s/></text:span><text:span text:style-name="T87_19">de</text:span><text:span text:style-name="T87_20"><text:s/></text:span><text:span text:style-name="T87_21">dialog</text:span><text:span text:style-name="T87_22">(</text:span><text:span text:style-name="T87_23">alerta</text:span><text:span text:style-name="T87_24">).</text:span></text:p>
      <text:p text:style-name="P88"><text:span text:style-name="T88_1">Ho</text:span><text:span text:style-name="T88_2"><text:s/></text:span><text:span text:style-name="T88_3">donem</text:span><text:span text:style-name="T88_4"><text:s/></text:span><text:span text:style-name="T88_5">per</text:span><text:span text:style-name="T88_6"><text:s/></text:span><text:span text:style-name="T88_7">fet</text:span><text:span text:style-name="T88_8"><text:s/></text:span><text:span text:style-name="T88_9">com</text:span><text:span text:style-name="T88_10"><text:s/></text:span><text:span text:style-name="T88_11">en</text:span><text:span text:style-name="T88_12"><text:s/></text:span><text:span text:style-name="T88_13">els</text:span><text:span text:style-name="T88_14"><text:s/></text:span><text:span text:style-name="T88_15">exercicis</text:span><text:span text:style-name="T88_16"><text:s/></text:span><text:span text:style-name="T88_17">d</text:span><text:span text:style-name="T88_18">?</text:span><text:span text:style-name="T88_19">exemple</text:span><text:span text:style-name="T88_20">.<text:s/></text:span><text:span text:style-name="T88_21">Estem</text:span><text:span text:style-name="T88_22"><text:s/></text:span><text:span text:style-name="T88_23">fent</text:span><text:span text:style-name="T88_24"><text:s/></text:span><text:span text:style-name="T88_25">bé</text:span><text:span text:style-name="T88_26">¿?</text:span></text:p>
      <text:p text:style-name="P89"><text:span text:style-name="T89_1">R</text:span><text:span text:style-name="T89_2">&gt;<text:s/></text:span><text:span text:style-name="T89_3">Sí</text:span><text:span text:style-name="T89_4">.<text:s/></text:span><text:span text:style-name="T89_5">Ja</text:span><text:span text:style-name="T89_6"><text:s/></text:span><text:span text:style-name="T89_7">ho</text:span><text:span text:style-name="T89_8"><text:s/></text:span><text:span text:style-name="T89_9">he</text:span><text:span text:style-name="T89_10"><text:s/></text:span><text:span text:style-name="T89_11">contestat</text:span><text:span text:style-name="T89_12"><text:s/></text:span><text:span text:style-name="T89_13">abans</text:span><text:span text:style-name="T89_14">.<text:s/></text:span><text:span text:style-name="T89_15">És</text:span><text:span text:style-name="T89_16"><text:s/></text:span><text:span text:style-name="T89_17">molt</text:span><text:span text:style-name="T89_18"><text:s/></text:span><text:span text:style-name="T89_19">depenent</text:span><text:span text:style-name="T89_20"><text:s/></text:span><text:span text:style-name="T89_21">del</text:span><text:span text:style-name="T89_22"><text:s/></text:span><text:span text:style-name="T89_23">llenguatge</text:span><text:span text:style-name="T89_24">.</text:span></text:p>
      <text:p text:style-name="P90"><text:span text:style-name="T90_1">6.<text:s/></text:span><text:span text:style-name="T90_2">El</text:span><text:span text:style-name="T90_3"><text:s/></text:span><text:span text:style-name="T90_4">mateix</text:span><text:span text:style-name="T90_5"><text:s/></text:span><text:span text:style-name="T90_6">passa</text:span><text:span text:style-name="T90_7"><text:s/></text:span><text:span text:style-name="T90_8">amb</text:span><text:span text:style-name="T90_9"><text:s/></text:span><text:span text:style-name="T90_10">els</text:span><text:span text:style-name="T90_11"><text:s/></text:span><text:span text:style-name="T90_12">listeners</text:span><text:span text:style-name="T90_13"><text:s/></text:span><text:span text:style-name="T90_14">del</text:span><text:span text:style-name="T90_15"><text:s/></text:span><text:span text:style-name="T90_16">controlador</text:span><text:span text:style-name="T90_17">.<text:s/></text:span><text:span text:style-name="T90_18">Nosaltres</text:span><text:span text:style-name="T90_19"><text:s/></text:span><text:span text:style-name="T90_20">els</text:span></text:p>
      <text:p text:style-name="P91"><text:span text:style-name="T91_1">definim</text:span><text:span text:style-name="T91_2"><text:s/></text:span><text:span text:style-name="T91_3">un</text:span><text:span text:style-name="T91_4"><text:s/></text:span><text:span text:style-name="T91_5">des</text:span><text:span text:style-name="T91_6"><text:s/></text:span><text:span text:style-name="T91_7">del</text:span><text:span text:style-name="T91_8"><text:s/></text:span><text:span text:style-name="T91_9">moment</text:span><text:span text:style-name="T91_10"><text:s/></text:span><text:span text:style-name="T91_11">de</text:span><text:span text:style-name="T91_12"><text:s/></text:span><text:span text:style-name="T91_13">la</text:span><text:span text:style-name="T91_14"><text:s/></text:span><text:span text:style-name="T91_15">seva</text:span><text:span text:style-name="T91_16"><text:s/></text:span><text:span text:style-name="T91_17">crida</text:span><text:span text:style-name="T91_18">,<text:s/></text:span><text:span text:style-name="T91_19">però</text:span><text:span text:style-name="T91_20"><text:s/></text:span><text:span text:style-name="T91_21">mes</text:span><text:span text:style-name="T91_22"><text:s/></text:span><text:span text:style-name="T91_23">enllà</text:span><text:span text:style-name="T91_24"><text:s/></text:span><text:span text:style-name="T91_25">d</text:span><text:span text:style-name="T91_26">?</text:span><text:span text:style-name="T91_27">això</text:span><text:span text:style-name="T91_28"><text:s/></text:span><text:span text:style-name="T91_29">es</text:span></text:p>
      <text:p text:style-name="P92"><text:span text:style-name="T92_1">com</text:span><text:span text:style-name="T92_2"><text:s/></text:span><text:span text:style-name="T92_3">si</text:span><text:span text:style-name="T92_4"><text:s/></text:span><text:span text:style-name="T92_5">tot</text:span><text:span text:style-name="T92_6"><text:s/></text:span><text:span text:style-name="T92_7">es</text:span><text:span text:style-name="T92_8"><text:s/></text:span><text:span text:style-name="T92_9">fer</text:span><text:span text:style-name="T92_10"><text:s/></text:span><text:span text:style-name="T92_11">com</text:span><text:span text:style-name="T92_12"><text:s/>?</text:span><text:span text:style-name="T92_13">per</text:span><text:span text:style-name="T92_14"><text:s/></text:span><text:span text:style-name="T92_15">art</text:span><text:span text:style-name="T92_16"><text:s/></text:span><text:span text:style-name="T92_17">de</text:span><text:span text:style-name="T92_18"><text:s/></text:span><text:span text:style-name="T92_19">màgia</text:span><text:span text:style-name="T92_20">?<text:s/></text:span><text:span text:style-name="T92_21">tal</text:span><text:span text:style-name="T92_22"><text:s/></text:span><text:span text:style-name="T92_23">i</text:span><text:span text:style-name="T92_24"><text:s/></text:span><text:span text:style-name="T92_25">com</text:span><text:span text:style-name="T92_26"><text:s/></text:span><text:span text:style-name="T92_27">es</text:span><text:span text:style-name="T92_28"><text:s/></text:span><text:span text:style-name="T92_29">veu</text:span><text:span text:style-name="T92_30"><text:s/></text:span><text:span text:style-name="T92_31">en</text:span><text:span text:style-name="T92_32"><text:s/></text:span><text:span text:style-name="T92_33">els</text:span></text:p>
      <text:p text:style-name="P93"><text:span text:style-name="T93_1">exemples</text:span><text:span text:style-name="T93_2">.<text:s/></text:span><text:span text:style-name="T93_3">Es</text:span><text:span text:style-name="T93_4"><text:s/></text:span><text:span text:style-name="T93_5">correcte</text:span><text:span text:style-name="T93_6">?</text:span></text:p>
      <text:p text:style-name="P94"><text:span text:style-name="T94_1">R</text:span><text:span text:style-name="T94_2">&gt;<text:s/></text:span><text:span text:style-name="T94_3">Això</text:span><text:span text:style-name="T94_4"><text:s/></text:span><text:span text:style-name="T94_5">és</text:span><text:span text:style-name="T94_6"><text:s/></text:span><text:span text:style-name="T94_7">un</text:span><text:span text:style-name="T94_8"><text:s/></text:span><text:span text:style-name="T94_9">disseny</text:span><text:span text:style-name="T94_10">.<text:s/></text:span><text:span text:style-name="T94_11">Després</text:span><text:span text:style-name="T94_12"><text:s/></text:span><text:span text:style-name="T94_13">s</text:span><text:span text:style-name="T94_14">'</text:span><text:span text:style-name="T94_15">ha</text:span><text:span text:style-name="T94_16"><text:s/></text:span><text:span text:style-name="T94_17">d</text:span><text:span text:style-name="T94_18">'</text:span><text:span text:style-name="T94_19">adaptar</text:span><text:span text:style-name="T94_20"><text:s/></text:span><text:span text:style-name="T94_21">al</text:span><text:span text:style-name="T94_22"><text:s/></text:span><text:span text:style-name="T94_23">llenguatge</text:span><text:span text:style-name="T94_24"><text:s/></text:span><text:span text:style-name="T94_25">concret</text:span><text:span text:style-name="T94_26"><text:s/></text:span><text:span text:style-name="T94_27">i</text:span><text:span text:style-name="T94_28"><text:s/></text:span><text:span text:style-name="T94_29">a</text:span><text:span text:style-name="T94_30"><text:s/></text:span><text:span text:style-name="T94_31">com</text:span><text:span text:style-name="T94_32"><text:s/></text:span><text:span text:style-name="T94_33">ho</text:span><text:span text:style-name="T94_34"><text:s/></text:span><text:span text:style-name="T94_35">gestiona</text:span><text:span text:style-name="T94_36"><text:s/></text:span><text:span text:style-name="T94_37">el</text:span><text:span text:style-name="T94_38"><text:s/></text:span><text:span text:style-name="T94_39">llenguatge</text:span><text:span text:style-name="T94_40">.<text:s/></text:span><text:span text:style-name="T94_41">Per</text:span><text:span text:style-name="T94_42"><text:s/></text:span><text:span text:style-name="T94_43">això</text:span><text:span text:style-name="T94_44"><text:s/></text:span><text:span text:style-name="T94_45">no</text:span><text:span text:style-name="T94_46"><text:s/></text:span><text:span text:style-name="T94_47">es</text:span><text:span text:style-name="T94_48"><text:s/></text:span><text:span text:style-name="T94_49">defineix</text:span><text:span text:style-name="T94_50"><text:s/></text:span><text:span text:style-name="T94_51">més</text:span><text:span text:style-name="T94_52">.</text:span></text:p>
      <text:p text:style-name="P95"/>
      <text:p text:style-name="P96"/>
      <text:p text:style-name="P97"><text:span text:style-name="T97_1">Espero</text:span><text:span text:style-name="T97_2"><text:s/></text:span><text:span text:style-name="T97_3">haver</text:span><text:span text:style-name="T97_4"><text:s/></text:span><text:span text:style-name="T97_5">contestat</text:span><text:span text:style-name="T97_6"><text:s/></text:span><text:span text:style-name="T97_7">els</text:span><text:span text:style-name="T97_8"><text:s/></text:span><text:span text:style-name="T97_9">dubtes</text:span><text:span text:style-name="T97_10">.</text:span></text:p>
      <text:p text:style-name="P98"/>
      <text:p text:style-name="P99"><text:span text:style-name="T99_1">Salutacions</text:span><text:span text:style-name="T99_2">,</text:span></text:p>
      <text:p text:style-name="P100"><text:span text:style-name="T100_1">Cristina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